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officeooo:paragraph-rsid="001c9ad5"/>
    </style:style>
    <style:style style:name="P3" style:family="paragraph" style:parent-style-name="Preformatted_20_Text">
      <style:paragraph-properties fo:text-align="center" style:justify-single-word="false"/>
      <style:text-properties officeooo:paragraph-rsid="001c9ad5"/>
    </style:style>
    <style:style style:name="P4" style:family="paragraph" style:parent-style-name="Preformatted_20_Text">
      <style:paragraph-properties fo:text-align="end" style:justify-single-word="false"/>
      <style:text-properties officeooo:paragraph-rsid="001c9ad5"/>
    </style:style>
    <style:style style:name="T1" style:family="text">
      <style:text-properties officeooo:rsid="001c9a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8"/>STEP BY STEP RTAI TARGET FOR BEGINNERS</text:p>
      <text:p text:style-name="P3"><text:span text:style-name="T1">Copiado de:</text:span></text:p>
      <text:p text:style-name="P4"><text:tab/><text:tab/><text:span text:style-name="T1">https://www.rtai.org/userfiles/downloads/RTAILAB/RTAI-TARGET-HOWTO.txt</text:span></text:p>
      <text:p text:style-name="Preformatted_20_Text"><text:s text:c="12"/>(c) 2006 Giampiero Campa campa at cemr dot wvu dot edu</text:p>
      <text:p text:style-name="Preformatted_20_Text"/>
      <text:p text:style-name="Preformatted_20_Text">STEP 1 - Install Linux</text:p>
      <text:p text:style-name="Preformatted_20_Text">----------------------</text:p>
      <text:p text:style-name="Preformatted_20_Text"/>
      <text:p text:style-name="Preformatted_20_Text"><text:s text:c="4"/>Any recent distribution is supposed to be ok, however it is </text:p>
      <text:p text:style-name="Preformatted_20_Text"><text:s text:c="4"/>extremely common to run into problems related to the particular</text:p>
      <text:p text:style-name="Preformatted_20_Text"><text:s text:c="4"/>machine+kernel+compiler+distribution combination that you will be using.</text:p>
      <text:p text:style-name="Preformatted_20_Text"/>
      <text:p text:style-name="Preformatted_20_Text"><text:s text:c="4"/>I would suggest using a distribution that was released before the</text:p>
      <text:p text:style-name="Preformatted_20_Text"><text:s text:c="4"/>last rtai version. I am currently using Fedora 3, since i have </text:p>
      <text:p text:style-name="Preformatted_20_Text"><text:s text:c="4"/>personally found slightly less problems with the RedHat-Fedora line.</text:p>
      <text:p text:style-name="Preformatted_20_Text"/>
      <text:p text:style-name="Preformatted_20_Text"><text:s text:c="4"/>Be sure to install both the 'x' and 'qt' developement packages. </text:p>
      <text:p text:style-name="Preformatted_20_Text"/>
      <text:p text:style-name="Preformatted_20_Text"><text:s text:c="4"/>Also, keep in mind that older distributions based on 2.4 or 2.2 kernels </text:p>
      <text:p text:style-name="Preformatted_20_Text"><text:s text:c="4"/>require slightly different procedures for most of the points below.</text:p>
      <text:p text:style-name="Preformatted_20_Text"/>
      <text:p text:style-name="Preformatted_20_Text"><text:s text:c="4"/>In what follows, the shell prompt sign is indicated with the symbol "$". </text:p>
      <text:p text:style-name="Preformatted_20_Text"/>
      <text:p text:style-name="Preformatted_20_Text"/>
      <text:p text:style-name="Preformatted_20_Text">STEP 2 - Download and unpack RTAI</text:p>
      <text:p text:style-name="Preformatted_20_Text">---------------------------------</text:p>
      <text:p text:style-name="Preformatted_20_Text"/>
      <text:p text:style-name="Preformatted_20_Text"><text:s text:c="4"/>Go to http://www.rtai.org/ <text:s text:c="2"/>and look for the newest version </text:p>
      <text:p text:style-name="Preformatted_20_Text"><text:s text:c="4"/>(3.3 or greater).</text:p>
      <text:p text:style-name="Preformatted_20_Text"><text:s text:c="4"/></text:p>
      <text:p text:style-name="Preformatted_20_Text"><text:s text:c="4"/>You should unpack your RTAI source in /usr/src, (standard /usr/src use),</text:p>
      <text:p text:style-name="Preformatted_20_Text"><text:s text:c="4"/>so AS ROOT, download the rtai-x.x.tar.bz2 file into /usr/src</text:p>
      <text:p text:style-name="Preformatted_20_Text"><text:s text:c="4"/>and then unpack it using the following commands in a terminal window :</text:p>
      <text:p text:style-name="Preformatted_20_Text"><text:s text:c="4"/></text:p>
      <text:p text:style-name="Preformatted_20_Text"><text:s text:c="4"/>$ cd /usr/src</text:p>
      <text:p text:style-name="Preformatted_20_Text"><text:s text:c="4"/>$ tar --bzip2 -xvf rtai-x.x.tar.bz2</text:p>
      <text:p text:style-name="Preformatted_20_Text"><text:s text:c="4"/></text:p>
      <text:p text:style-name="Preformatted_20_Text"><text:s text:c="4"/>Create a symbolic link to the new rtai directory, </text:p>
      <text:p text:style-name="Preformatted_20_Text"><text:s text:c="4"/>since it will be useful later:</text:p>
      <text:p text:style-name="Preformatted_20_Text"><text:s text:c="3"/></text:p>
      <text:p text:style-name="Preformatted_20_Text"><text:s text:c="4"/>$ rm -f rtai </text:p>
      <text:p text:style-name="Preformatted_20_Text"><text:s text:c="4"/>$ ln -fs rtai-x.x rtai</text:p>
      <text:p text:style-name="Preformatted_20_Text"><text:s/></text:p>
      <text:p text:style-name="Preformatted_20_Text"><text:s text:c="4"/>After that, have a look in the directory </text:p>
      <text:p text:style-name="Preformatted_20_Text"><text:s text:c="4"/>/usr/src/rtai/base/arch/i386/patches/ </text:p>
      <text:p text:style-name="Preformatted_20_Text"><text:s text:c="4"/>to locate the patches for the supported kernels.</text:p>
      <text:p text:style-name="Preformatted_20_Text"/>
      <text:p text:style-name="Preformatted_20_Text"><text:s text:c="4"/>You can have a look at the README.INSTALL file in the </text:p>
      <text:p text:style-name="Preformatted_20_Text"><text:s text:c="4"/>rtai root folder for advanced installation options.</text:p>
      <text:p text:style-name="Preformatted_20_Text"/>
      <text:p text:style-name="Preformatted_20_Text"/>
      <text:p text:style-name="Preformatted_20_Text">STEP 3 - Download and unpack a new Kernel</text:p>
      <text:p text:style-name="Preformatted_20_Text">-----------------------------------------</text:p>
      <text:p text:style-name="Preformatted_20_Text"/>
      <text:p text:style-name="Preformatted_20_Text"><text:s text:c="4"/>Never use the kernel that comes with the distribution,</text:p>
      <text:p text:style-name="Preformatted_20_Text"><text:s text:c="4"/>always download a new kernel from http://www.kernel.org/</text:p>
      <text:p text:style-name="Preformatted_20_Text"><text:s text:c="4"/></text:p>
      <text:p text:style-name="Preformatted_20_Text"><text:s text:c="4"/>Make sure that the kernel is actually supported by RTAI</text:p>
      <text:p text:style-name="Preformatted_20_Text"><text:s text:c="4"/>that is make sure that a patch exist for that kernel.</text:p>
      <text:p text:style-name="Preformatted_20_Text"><text:s text:c="4"/>The first three numbers in the kernel have to match the</text:p>
      <text:p text:style-name="Preformatted_20_Text"><text:s text:c="4"/>first three numbers in the patch. If more than one patch </text:p>
      <text:p text:style-name="Preformatted_20_Text"><text:s text:c="4"/>exist with the same first three numbers pick the last one.</text:p>
      <text:p text:style-name="Preformatted_20_Text"><text:s text:c="4"/>If more than one kernel exist with the same first three numbers</text:p>
      <text:p text:style-name="Preformatted_20_Text"><text:soft-page-break/><text:s text:c="4"/>it is safer to pick the base version (i.e. the one that does not</text:p>
      <text:p text:style-name="Preformatted_20_Text"><text:s text:c="4"/>have the fourth number).</text:p>
      <text:p text:style-name="Preformatted_20_Text"/>
      <text:p text:style-name="Preformatted_20_Text"><text:s text:c="4"/>For example, the following patches exist for the 2.6.15 kernels</text:p>
      <text:p text:style-name="Preformatted_20_Text"><text:s text:c="4"/>in the /usr/src/rtai/base/arch/i386/patches/ directory:</text:p>
      <text:p text:style-name="Preformatted_20_Text"><text:s text:c="4"/>hal-linux-2.6.15-i386-1.1-03.patch and hal-linux-2.6.15-i386-1.2-00.patch</text:p>
      <text:p text:style-name="Preformatted_20_Text"><text:s text:c="4"/>so the last patch should be used, with the base kernel 2.6.15, although </text:p>
      <text:p text:style-name="Preformatted_20_Text"><text:s text:c="4"/>it should work fine with kernels until 2.6.15.7 too.</text:p>
      <text:p text:style-name="Preformatted_20_Text"/>
      <text:p text:style-name="Preformatted_20_Text"><text:s text:c="4"/>Again, source code traditionally go in /usr/src, so, as root, </text:p>
      <text:p text:style-name="Preformatted_20_Text"><text:s text:c="4"/>download the kernel (linux-x.x.xx.tar.bz2) into /usr/src </text:p>
      <text:p text:style-name="Preformatted_20_Text"><text:s text:c="4"/>and do the following:</text:p>
      <text:p text:style-name="Preformatted_20_Text"/>
      <text:p text:style-name="Preformatted_20_Text"><text:s text:c="4"/>$ cd /usr/src</text:p>
      <text:p text:style-name="Preformatted_20_Text"><text:s text:c="4"/>$ tar --bzip2 -xvf linux-x.x.xx.tar.bz2</text:p>
      <text:p text:style-name="Preformatted_20_Text"/>
      <text:p text:style-name="Preformatted_20_Text"><text:s text:c="4"/>You need to set a symbolic link to the new linux root folder</text:p>
      <text:p text:style-name="Preformatted_20_Text"><text:s text:c="4"/>since it's needed later:</text:p>
      <text:p text:style-name="Preformatted_20_Text"/>
      <text:p text:style-name="Preformatted_20_Text"><text:s text:c="4"/>$ rm -f linux</text:p>
      <text:p text:style-name="Preformatted_20_Text"><text:s text:c="4"/>$ ln -fs linux-x.x.xx linux</text:p>
      <text:p text:style-name="Preformatted_20_Text"/>
      <text:p text:style-name="Preformatted_20_Text"/>
      <text:p text:style-name="Preformatted_20_Text">STEP 4 - Patch your Kernel</text:p>
      <text:p text:style-name="Preformatted_20_Text">--------------------------</text:p>
      <text:p text:style-name="Preformatted_20_Text"/>
      <text:p text:style-name="Preformatted_20_Text"><text:s text:c="4"/>Again, as root (assuming an x86 architecture):</text:p>
      <text:p text:style-name="Preformatted_20_Text"/>
      <text:p text:style-name="Preformatted_20_Text"><text:s text:c="4"/>$ cd /usr/src/linux</text:p>
      <text:p text:style-name="Preformatted_20_Text"><text:s text:c="4"/>$ patch -p1 &lt; /usr/src/rtai/base/arch/i386/patches/hal-linux-x.x.xx_rx.patch</text:p>
      <text:p text:style-name="Preformatted_20_Text"/>
      <text:p text:style-name="Preformatted_20_Text"/>
      <text:p text:style-name="Preformatted_20_Text">STEP 5 - Configure your Kernel</text:p>
      <text:p text:style-name="Preformatted_20_Text">------------------------------</text:p>
      <text:p text:style-name="Preformatted_20_Text"/>
      <text:p text:style-name="Preformatted_20_Text"><text:s text:c="4"/>Again, as root:</text:p>
      <text:p text:style-name="Preformatted_20_Text"><text:s text:c="4"/></text:p>
      <text:p text:style-name="Preformatted_20_Text"><text:s text:c="4"/>$ cd /usr/src/linux</text:p>
      <text:p text:style-name="Preformatted_20_Text"><text:s text:c="4"/></text:p>
      <text:p text:style-name="Preformatted_20_Text"><text:s text:c="4"/>It is a good idea to copy the distribution .config file into the linux folder,</text:p>
      <text:p text:style-name="Preformatted_20_Text"><text:s text:c="4"/>so one could start configuring something that already works:</text:p>
      <text:p text:style-name="Preformatted_20_Text"/>
      <text:p text:style-name="Preformatted_20_Text"><text:s text:c="4"/>$ cp -f /boot/config-x.x.xx-x.xxx .config</text:p>
      <text:p text:style-name="Preformatted_20_Text"><text:s text:c="4"/></text:p>
      <text:p text:style-name="Preformatted_20_Text"><text:s text:c="4"/>However, that is not striclty necessary, so you can safely skip the previous step.</text:p>
      <text:p text:style-name="Preformatted_20_Text"><text:s text:c="4"/>Then, to configure the kernel do the following:</text:p>
      <text:p text:style-name="Preformatted_20_Text"/>
      <text:p text:style-name="Preformatted_20_Text"><text:s text:c="4"/>$ make config (or make menuconfig or make xconfig)</text:p>
      <text:p text:style-name="Preformatted_20_Text"/>
      <text:p text:style-name="Preformatted_20_Text"><text:s text:c="4"/>In the code maturity level options, set the "prompt for development and/or</text:p>
      <text:p text:style-name="Preformatted_20_Text"><text:s text:c="4"/>incomplete code/drivers" option to 'yes'. In the "loadable module support" section,</text:p>
      <text:p text:style-name="Preformatted_20_Text"><text:s text:c="4"/>make sure that the "Enable loadable module support" is set to 'yes', and set the </text:p>
      <text:p text:style-name="Preformatted_20_Text"><text:s text:c="4"/>"Module Versioning support" is to 'no'. In the "processor type and features" section,</text:p>
      <text:p text:style-name="Preformatted_20_Text"><text:s text:c="4"/>set the "Preemptible kernel" and the "Use register arguments" options to 'no',</text:p>
      <text:p text:style-name="Preformatted_20_Text"><text:s text:c="4"/>and make sure to set the "interrupt pipeline" option, (aka IPIPE) to 'yes'.</text:p>
      <text:p text:style-name="Preformatted_20_Text"><text:s text:c="4"/>Finally, make sure that the "/proc file system support", under the </text:p>
      <text:p text:style-name="Preformatted_20_Text"><text:s text:c="4"/>"Pseudo filesystems" subsection of the "File systems" section is set to yes.</text:p>
      <text:p text:style-name="Preformatted_20_Text"/>
      <text:p text:style-name="Preformatted_20_Text"><text:soft-page-break/><text:s text:c="4"/>Remember to save the kernel configuration on exit.</text:p>
      <text:p text:style-name="Preformatted_20_Text"/>
      <text:p text:style-name="Preformatted_20_Text"/>
      <text:p text:style-name="Preformatted_20_Text">STEP 6 - Compile and install your Kernel</text:p>
      <text:p text:style-name="Preformatted_20_Text">----------------------------------------</text:p>
      <text:p text:style-name="Preformatted_20_Text"/>
      <text:p text:style-name="Preformatted_20_Text"><text:s text:c="4"/>Again, as root :</text:p>
      <text:p text:style-name="Preformatted_20_Text"/>
      <text:p text:style-name="Preformatted_20_Text"><text:s text:c="4"/>$ cd /usr/src/linux</text:p>
      <text:p text:style-name="Preformatted_20_Text"/>
      <text:p text:style-name="Preformatted_20_Text"><text:s text:c="4"/>then compile the kernel:</text:p>
      <text:p text:style-name="Preformatted_20_Text"/>
      <text:p text:style-name="Preformatted_20_Text"><text:s text:c="4"/>$ make clean &amp;&amp; make &amp;&amp; make modules_install &amp;&amp; make install </text:p>
      <text:p text:style-name="Preformatted_20_Text"/>
      <text:p text:style-name="Preformatted_20_Text"><text:s text:c="4"/>if everything goes fine (i.e. no errors encountered), </text:p>
      <text:p text:style-name="Preformatted_20_Text"><text:s text:c="4"/>the new kernel image, together with its system map file, should</text:p>
      <text:p text:style-name="Preformatted_20_Text"><text:s text:c="4"/>appear in the boot directory, and the boot loader configuration file</text:p>
      <text:p text:style-name="Preformatted_20_Text"><text:s text:c="4"/>(/etc/grub.conf if you are using fedora), will be changed to allow </text:p>
      <text:p text:style-name="Preformatted_20_Text"><text:s text:c="4"/>booting with the new kernel.</text:p>
      <text:p text:style-name="Preformatted_20_Text"/>
      <text:p text:style-name="Preformatted_20_Text"><text:s text:c="4"/>Now reboot:</text:p>
      <text:p text:style-name="Preformatted_20_Text"/>
      <text:p text:style-name="Preformatted_20_Text"><text:s text:c="4"/>$ /sbin/reboot</text:p>
      <text:p text:style-name="Preformatted_20_Text"/>
      <text:p text:style-name="Preformatted_20_Text"><text:s text:c="4"/>(make sure to reboot into your new rtai-patched-kernel).</text:p>
      <text:p text:style-name="Preformatted_20_Text"/>
      <text:p text:style-name="Preformatted_20_Text"><text:s text:c="4"/>If everything works fine, it is a good idea to copy the </text:p>
      <text:p text:style-name="Preformatted_20_Text"><text:s text:c="4"/>configuration file for future reference, so as root:</text:p>
      <text:p text:style-name="Preformatted_20_Text"/>
      <text:p text:style-name="Preformatted_20_Text"><text:s text:c="4"/>$ cd /usr/src/linux</text:p>
      <text:p text:style-name="Preformatted_20_Text"><text:s text:c="4"/>$ cp -f .config config-my-rtlx-yy.txt</text:p>
      <text:p text:style-name="Preformatted_20_Text"/>
      <text:p text:style-name="Preformatted_20_Text"><text:s text:c="4"/>It is also a good idea to change the name of the kernel image, </text:p>
      <text:p text:style-name="Preformatted_20_Text"><text:s text:c="4"/>ramdisk image, and system.map so that they won't be overwritten </text:p>
      <text:p text:style-name="Preformatted_20_Text"><text:s text:c="4"/>the next time you compile a new kernel, so as root:</text:p>
      <text:p text:style-name="Preformatted_20_Text"/>
      <text:p text:style-name="Preformatted_20_Text"><text:s text:c="4"/>$ cd /boot</text:p>
      <text:p text:style-name="Preformatted_20_Text"><text:s text:c="4"/></text:p>
      <text:p text:style-name="Preformatted_20_Text"><text:s text:c="4"/>$ cp -f vmlinuz-x.x.xx my-rtlx-yy</text:p>
      <text:p text:style-name="Preformatted_20_Text"><text:s text:c="4"/>$ cp -f initrd-x.x.xx.img my-inrd-yy.img</text:p>
      <text:p text:style-name="Preformatted_20_Text"><text:s text:c="4"/>$ cp -f System.map-x.x.xx System.map-my-rtlx-yy</text:p>
      <text:p text:style-name="Preformatted_20_Text"/>
      <text:p text:style-name="Preformatted_20_Text"><text:s text:c="4"/>Of course you have to edit accordingly the boot configuration file,</text:p>
      <text:p text:style-name="Preformatted_20_Text"><text:s text:c="4"/>for example under Fedora Core 3, assuming grub is your boot loader,</text:p>
      <text:p text:style-name="Preformatted_20_Text"><text:s text:c="4"/>you can copy the automatically added entry, relative to the new kernel, </text:p>
      <text:p text:style-name="Preformatted_20_Text"><text:s text:c="4"/>which is usually the first one, to a new entry that won't be overwritten</text:p>
      <text:p text:style-name="Preformatted_20_Text"><text:s text:c="4"/>when you compile and install a new kernel.</text:p>
      <text:p text:style-name="Preformatted_20_Text"><text:s text:c="4"/>For example this is a velid entry for the grub bootloader in /etc/grub.conf :</text:p>
      <text:p text:style-name="Preformatted_20_Text"/>
      <text:p text:style-name="Preformatted_20_Text"><text:s text:c="4"/>title my-rtlx-xx (2.6.9-adeos)</text:p>
      <text:p text:style-name="Preformatted_20_Text"><text:s text:c="8"/>root (hd0,0)</text:p>
      <text:p text:style-name="Preformatted_20_Text"><text:s text:c="8"/>kernel /my-rtlx-xx ro root=/dev/VolGroup00/LogVol00 rhgb quiet</text:p>
      <text:p text:style-name="Preformatted_20_Text"><text:s text:c="8"/>initrd /my-inrd-xx.img</text:p>
      <text:p text:style-name="Preformatted_20_Text"/>
      <text:p text:style-name="Preformatted_20_Text"><text:s text:c="4"/>reboot again chosing the entry you just added to make sure everything </text:p>
      <text:p text:style-name="Preformatted_20_Text"><text:s text:c="4"/>works as it should.</text:p>
      <text:p text:style-name="Preformatted_20_Text"/>
      <text:p text:style-name="Preformatted_20_Text"/>
      <text:p text:style-name="Preformatted_20_Text">STEP 7 - Download and install the MESA library</text:p>
      <text:p text:style-name="Preformatted_20_Text">----------------------------------------------</text:p>
      <text:p text:style-name="Preformatted_20_Text"/>
      <text:p text:style-name="Preformatted_20_Text"><text:s text:c="4"/>At this point, if your system already has some pre-installed</text:p>
      <text:p text:style-name="Preformatted_20_Text"><text:s text:c="4"/>version of the mesa library, the thing that makes most sense</text:p>
      <text:p text:style-name="Preformatted_20_Text"><text:soft-page-break/><text:s text:c="4"/>is to try to skip this step, and only later on, if step 8 </text:p>
      <text:p text:style-name="Preformatted_20_Text"><text:s text:c="4"/>fails due to a Mesa library that's too new for efltk to compile,</text:p>
      <text:p text:style-name="Preformatted_20_Text"><text:s text:c="4"/>return here and install MesaLib-6.2.tar.gz, in any case,</text:p>
      <text:p text:style-name="Preformatted_20_Text"><text:s text:c="4"/>whatever you do, do not uninstall the preinstalled MesaLib.</text:p>
      <text:p text:style-name="Preformatted_20_Text"/>
      <text:p text:style-name="Preformatted_20_Text"><text:s text:c="4"/>Download MesaLib-6.2.tar.gz (from www.mesa3d.org)</text:p>
      <text:p text:style-name="Preformatted_20_Text"><text:s text:c="4"/>in a temporary directory (/tmp), then, as root :</text:p>
      <text:p text:style-name="Preformatted_20_Text"/>
      <text:p text:style-name="Preformatted_20_Text"><text:s text:c="4"/>$ cd /tmp</text:p>
      <text:p text:style-name="Preformatted_20_Text"><text:s text:c="4"/>$ tar xvzf MesaLib-6.2.tar.gz</text:p>
      <text:p text:style-name="Preformatted_20_Text"><text:s text:c="4"/>$ cd Mesa-6.2</text:p>
      <text:p text:style-name="Preformatted_20_Text"><text:s text:c="4"/>$ make linux-x86-static</text:p>
      <text:p text:style-name="Preformatted_20_Text"><text:s text:c="4"/>$ make install</text:p>
      <text:p text:style-name="Preformatted_20_Text"/>
      <text:p text:style-name="Preformatted_20_Text"><text:s text:c="4"/>Accept the default locations for the header and library files.</text:p>
      <text:p text:style-name="Preformatted_20_Text"><text:s text:c="4"/>After the installation reboot and make sure everything works.</text:p>
      <text:p text:style-name="Preformatted_20_Text"/>
      <text:p text:style-name="Preformatted_20_Text"/>
      <text:p text:style-name="Preformatted_20_Text">STEP 8 - Download and install the EFLTK package</text:p>
      <text:p text:style-name="Preformatted_20_Text">-----------------------------------------------</text:p>
      <text:p text:style-name="Preformatted_20_Text"/>
      <text:p text:style-name="Preformatted_20_Text"><text:s text:c="4"/>As root, download EFLTK from CVS in a temporary directory (/tmp)</text:p>
      <text:p text:style-name="Preformatted_20_Text"/>
      <text:p text:style-name="Preformatted_20_Text"><text:s text:c="4"/>$ cd /tmp <text:s text:c="3"/></text:p>
      <text:p text:style-name="Preformatted_20_Text"><text:s text:c="4"/>$ cvs -d:pserver:anonymous@cvs.sourceforge.net:/cvsroot/ede login</text:p>
      <text:p text:style-name="Preformatted_20_Text"><text:s text:c="6"/>(press ENTER when CVS asks for password)</text:p>
      <text:p text:style-name="Preformatted_20_Text"><text:s text:c="4"/>$ cvs -z3 -d:pserver:anonymous@cvs.sourceforge.net:/cvsroot/ede co efltk</text:p>
      <text:p text:style-name="Preformatted_20_Text"><text:s text:c="4"/>$ cd efltk</text:p>
      <text:p text:style-name="Preformatted_20_Text"><text:s text:c="4"/>$ ./efltk-config.in --prefix=/usr/local --multithread </text:p>
      <text:p text:style-name="Preformatted_20_Text"><text:s text:c="4"/>$ ./emake</text:p>
      <text:p text:style-name="Preformatted_20_Text"><text:s text:c="4"/>$ ./emake install</text:p>
      <text:p text:style-name="Preformatted_20_Text"/>
      <text:p text:style-name="Preformatted_20_Text"><text:s text:c="4"/>add the line /usr/local/lib/ to the file /etc/ld.so.conf</text:p>
      <text:p text:style-name="Preformatted_20_Text"><text:s text:c="4"/>the entries in the file should look more or less like this:</text:p>
      <text:p text:style-name="Preformatted_20_Text"><text:s text:c="4"/></text:p>
      <text:p text:style-name="Preformatted_20_Text"><text:s text:c="4"/>/usr/local/lib</text:p>
      <text:p text:style-name="Preformatted_20_Text"><text:s text:c="4"/>include ld.so.conf.d/*.conf</text:p>
      <text:p text:style-name="Preformatted_20_Text"><text:s text:c="4"/>/usr/X11R6/lib</text:p>
      <text:p text:style-name="Preformatted_20_Text"><text:s text:c="4"/>/usr/lib/wine</text:p>
      <text:p text:style-name="Preformatted_20_Text"/>
      <text:p text:style-name="Preformatted_20_Text"><text:s text:c="4"/>then run ldconfig to update the library database:</text:p>
      <text:p text:style-name="Preformatted_20_Text"/>
      <text:p text:style-name="Preformatted_20_Text"><text:s text:c="4"/>$ /sbin/ldconfig</text:p>
      <text:p text:style-name="Preformatted_20_Text"/>
      <text:p text:style-name="Preformatted_20_Text"><text:s text:c="4"/>Again, reboot and make sure everything works fine.</text:p>
      <text:p text:style-name="Preformatted_20_Text"/>
      <text:p text:style-name="Preformatted_20_Text"/>
      <text:p text:style-name="Preformatted_20_Text">STEP 9 - Configure and install RTAI</text:p>
      <text:p text:style-name="Preformatted_20_Text">------------------------------------</text:p>
      <text:p text:style-name="Preformatted_20_Text"/>
      <text:p text:style-name="Preformatted_20_Text"><text:s text:c="4"/>Again, as root :</text:p>
      <text:p text:style-name="Preformatted_20_Text"/>
      <text:p text:style-name="Preformatted_20_Text"><text:s text:c="4"/>$ cd /usr/src/rtai</text:p>
      <text:p text:style-name="Preformatted_20_Text"><text:s text:c="4"/>$ make config (or make menuconfig of make xconfig)</text:p>
      <text:p text:style-name="Preformatted_20_Text"><text:s text:c="4"/></text:p>
      <text:p text:style-name="Preformatted_20_Text"><text:s text:c="4"/>In the Machine Menu adjust the number of processors. </text:p>
      <text:p text:style-name="Preformatted_20_Text"><text:s text:c="4"/>Say yes to rtai lab, and leave the efltk folder to /usr/local</text:p>
      <text:p text:style-name="Preformatted_20_Text"><text:s text:c="4"/>Do not include comedi support at this time even if you plan to use it later.</text:p>
      <text:p text:style-name="Preformatted_20_Text"><text:s text:c="4"/>Do not change any other default choice unless you know what you are doing.</text:p>
      <text:p text:style-name="Preformatted_20_Text"><text:s text:c="4"/></text:p>
      <text:p text:style-name="Preformatted_20_Text"><text:s text:c="4"/>$ make</text:p>
      <text:p text:style-name="Preformatted_20_Text"><text:s text:c="4"/>$ make install</text:p>
      <text:p text:style-name="Preformatted_20_Text"/>
      <text:p text:style-name="Preformatted_20_Text"><text:s text:c="4"/>reboot :</text:p>
      <text:p text:style-name="Preformatted_20_Text"><text:soft-page-break/></text:p>
      <text:p text:style-name="Preformatted_20_Text"><text:s text:c="4"/>$ /usr/bin/reboot</text:p>
      <text:p text:style-name="Preformatted_20_Text"/>
      <text:p text:style-name="Preformatted_20_Text"/>
      <text:p text:style-name="Preformatted_20_Text">STEP 10 - Test the RTAI installation</text:p>
      <text:p text:style-name="Preformatted_20_Text">------------------------------------</text:p>
      <text:p text:style-name="Preformatted_20_Text"/>
      <text:p text:style-name="Preformatted_20_Text"><text:s text:c="4"/>Again, as root, make sure you are running the patched kernel, then :</text:p>
      <text:p text:style-name="Preformatted_20_Text"><text:s text:c="4"/></text:p>
      <text:p text:style-name="Preformatted_20_Text"><text:s text:c="4"/>$ cd /usr/realtime/testsuite/user/latency</text:p>
      <text:p text:style-name="Preformatted_20_Text"><text:s text:c="4"/>$ ./run (use ctrl-c to stop it)</text:p>
      <text:p text:style-name="Preformatted_20_Text"><text:s text:c="4"/></text:p>
      <text:p text:style-name="Preformatted_20_Text"><text:s text:c="4"/>$ cd /usr/realtime/testsuite/user/preempt</text:p>
      <text:p text:style-name="Preformatted_20_Text"><text:s text:c="4"/>$ ./run (use ctrl-c to stop it)</text:p>
      <text:p text:style-name="Preformatted_20_Text"><text:s text:c="4"/></text:p>
      <text:p text:style-name="Preformatted_20_Text"><text:s text:c="4"/>$ cd /usr/realtime/testsuite/user/switches</text:p>
      <text:p text:style-name="Preformatted_20_Text"><text:s text:c="4"/>$ ./run (use ctrl-c to stop it)</text:p>
      <text:p text:style-name="Preformatted_20_Text"><text:s text:c="4"/></text:p>
      <text:p text:style-name="Preformatted_20_Text"><text:s text:c="4"/>$ cd /usr/realtime/testsuite/kern/latency</text:p>
      <text:p text:style-name="Preformatted_20_Text"><text:s text:c="4"/>$ ./run (use ctrl-c to stop it)</text:p>
      <text:p text:style-name="Preformatted_20_Text"><text:s text:c="4"/></text:p>
      <text:p text:style-name="Preformatted_20_Text"><text:s text:c="4"/>$ cd /usr/realtime/testsuite/kern/preempt</text:p>
      <text:p text:style-name="Preformatted_20_Text"><text:s text:c="4"/>$ ./run (use ctrl-c to stop it)</text:p>
      <text:p text:style-name="Preformatted_20_Text"><text:s text:c="4"/></text:p>
      <text:p text:style-name="Preformatted_20_Text"><text:s text:c="4"/>$ cd /usr/realtime/testsuite/kern/switches</text:p>
      <text:p text:style-name="Preformatted_20_Text"><text:s text:c="4"/>$ ./run (use ctrl-c to stop it)</text:p>
      <text:p text:style-name="Preformatted_20_Text"><text:s text:c="4"/></text:p>
      <text:p text:style-name="Preformatted_20_Text"><text:s text:c="4"/>make sure that there are no errors.</text:p>
      <text:p text:style-name="Preformatted_20_Text"><text:s text:c="4"/></text:p>
      <text:p text:style-name="Preformatted_20_Text"><text:s text:c="4"/>Somtimes there could be errors opening FIFOs due to the fact that entries </text:p>
      <text:p text:style-name="Preformatted_20_Text"><text:s text:c="4"/>like /dev/rtf/0 are not persistent, so they get deleted after a reboot.</text:p>
      <text:p text:style-name="Preformatted_20_Text"><text:s text:c="4"/>If that's the case, you should include code to recreate those entries in</text:p>
      <text:p text:style-name="Preformatted_20_Text"><text:s text:c="4"/>/etc/rc.d/rc.local to make sure that they are recreated everytime,</text:p>
      <text:p text:style-name="Preformatted_20_Text"><text:s text:c="4"/>see http://www.captain.at/rtai-error-opening-dev-rtf.php for example.</text:p>
      <text:p text:style-name="Preformatted_20_Text"/>
      <text:p text:style-name="Preformatted_20_Text"/>
      <text:p text:style-name="Preformatted_20_Text">STEP 11 - Download, unpack and install Comedi and Comedilib</text:p>
      <text:p text:style-name="Preformatted_20_Text">----------------------------------------------------------</text:p>
      <text:p text:style-name="Preformatted_20_Text"/>
      <text:p text:style-name="Preformatted_20_Text"><text:s text:c="4"/>If you are new to Linux and RTAI i strongly suggest </text:p>
      <text:p text:style-name="Preformatted_20_Text"><text:s text:c="4"/>that you SKIP this step since you do not need </text:p>
      <text:p text:style-name="Preformatted_20_Text"><text:s text:c="4"/>comedi or comedilib to use or learn RTAI.</text:p>
      <text:p text:style-name="Preformatted_20_Text"><text:s text:c="4"/></text:p>
      <text:p text:style-name="Preformatted_20_Text"><text:s text:c="4"/>However, if you plan to use comedi, this is the right</text:p>
      <text:p text:style-name="Preformatted_20_Text"><text:s text:c="4"/>time to download and install comedi and comedilib.</text:p>
      <text:p text:style-name="Preformatted_20_Text"><text:s text:c="4"/>The reference web site is http://www.comedi.org/ </text:p>
      <text:p text:style-name="Preformatted_20_Text"><text:s text:c="4"/></text:p>
      <text:p text:style-name="Preformatted_20_Text"><text:s text:c="4"/>You should unpack the newest source in /usr/src,</text:p>
      <text:p text:style-name="Preformatted_20_Text"><text:s text:c="4"/>so AS ROOT, dowload both comedi-x.x.xx.tar.gz and </text:p>
      <text:p text:style-name="Preformatted_20_Text"><text:s text:c="4"/>comedilib-x.x.xx.tar.gz files into /usr/src</text:p>
      <text:p text:style-name="Preformatted_20_Text"><text:s text:c="4"/>and then unpack them using the following commands (still as root):</text:p>
      <text:p text:style-name="Preformatted_20_Text"><text:s text:c="4"/></text:p>
      <text:p text:style-name="Preformatted_20_Text"><text:s text:c="4"/>$ cd /usr/src</text:p>
      <text:p text:style-name="Preformatted_20_Text"><text:s text:c="4"/>$ tar -xzvf comedi-x.x.xx.tar.gz</text:p>
      <text:p text:style-name="Preformatted_20_Text"><text:s text:c="4"/>$ tar -xzvf comedilib-x.x.xx.tar.gz</text:p>
      <text:p text:style-name="Preformatted_20_Text"><text:s text:c="3"/></text:p>
      <text:p text:style-name="Preformatted_20_Text"><text:s text:c="4"/>Create a symbolic link to comedi since it will be useful later:</text:p>
      <text:p text:style-name="Preformatted_20_Text"><text:s text:c="4"/></text:p>
      <text:p text:style-name="Preformatted_20_Text"><text:s text:c="4"/>$ rm -f comedi</text:p>
      <text:p text:style-name="Preformatted_20_Text"><text:s text:c="4"/>$ ln -fs comedi-x.x-xx comedi</text:p>
      <text:p text:style-name="Preformatted_20_Text"/>
      <text:p text:style-name="Preformatted_20_Text"><text:s text:c="4"/>If your comedi version is 0.7.70 (or older) then you should manually</text:p>
      <text:p text:style-name="Preformatted_20_Text"><text:s text:c="4"/>edit the /usr/src/linux/.config file and add the line:</text:p>
      <text:p text:style-name="Preformatted_20_Text"><text:s text:c="4"/>CONFIG_RTHAL=Y</text:p>
      <text:p text:style-name="Preformatted_20_Text"><text:soft-page-break/><text:s text:c="4"/></text:p>
      <text:p text:style-name="Preformatted_20_Text"><text:s text:c="4"/>At this point you are ready to configure and install </text:p>
      <text:p text:style-name="Preformatted_20_Text"><text:s text:c="4"/>both comedilib and comedi:</text:p>
      <text:p text:style-name="Preformatted_20_Text"><text:s/></text:p>
      <text:p text:style-name="Preformatted_20_Text"><text:s text:c="4"/>$ cd /usr/src/comedilib-x.x.xx</text:p>
      <text:p text:style-name="Preformatted_20_Text"><text:s text:c="4"/>$ ./configure --sysconfdir=/etc</text:p>
      <text:p text:style-name="Preformatted_20_Text"><text:s text:c="4"/>$ make</text:p>
      <text:p text:style-name="Preformatted_20_Text"><text:s text:c="4"/>$ make install</text:p>
      <text:p text:style-name="Preformatted_20_Text"><text:s text:c="4"/>$ make dev</text:p>
      <text:p text:style-name="Preformatted_20_Text"><text:s text:c="4"/></text:p>
      <text:p text:style-name="Preformatted_20_Text"><text:s text:c="4"/>$ cd /usr/src/comedi</text:p>
      <text:p text:style-name="Preformatted_20_Text"><text:s text:c="4"/>$ ./configure --with-linuxdir=/usr/src/linux --with-rtaidir=/usr/realtime</text:p>
      <text:p text:style-name="Preformatted_20_Text"><text:s text:c="4"/>$ make</text:p>
      <text:p text:style-name="Preformatted_20_Text"><text:s text:c="4"/>$ make install</text:p>
      <text:p text:style-name="Preformatted_20_Text"/>
      <text:p text:style-name="Preformatted_20_Text"><text:s text:c="4"/>$ cp include/linux/comedi.h /usr/include/</text:p>
      <text:p text:style-name="Preformatted_20_Text"><text:s text:c="4"/>$ cp include/linux/comedilib.h /usr/include/</text:p>
      <text:p text:style-name="Preformatted_20_Text"/>
      <text:p text:style-name="Preformatted_20_Text"><text:s text:c="4"/>$ mkdir /usr/local/include/linux</text:p>
      <text:p text:style-name="Preformatted_20_Text"><text:s text:c="4"/>$ ln -s /usr/include/comedi.h /usr/local/include/linux/comedi.h</text:p>
      <text:p text:style-name="Preformatted_20_Text"><text:s text:c="4"/>$ ln -s /usr/include/comedilib.h /usr/local/include/linux/comedilib.h</text:p>
      <text:p text:style-name="Preformatted_20_Text"><text:s text:c="4"/></text:p>
      <text:p text:style-name="Preformatted_20_Text"><text:s text:c="4"/>Reboot and make sure everything works fine.</text:p>
      <text:p text:style-name="Preformatted_20_Text"/>
      <text:p text:style-name="Preformatted_20_Text"><text:s text:c="4"/>At this point, you have to add comedi to the rtai configuration,</text:p>
      <text:p text:style-name="Preformatted_20_Text"><text:s text:c="4"/>so, as root:</text:p>
      <text:p text:style-name="Preformatted_20_Text"/>
      <text:p text:style-name="Preformatted_20_Text"><text:s text:c="4"/>$ cd /usr/src/rtai</text:p>
      <text:p text:style-name="Preformatted_20_Text"><text:s text:c="4"/>$ make config (or make menuconfig of make xconfig)</text:p>
      <text:p text:style-name="Preformatted_20_Text"><text:s text:c="4"/></text:p>
      <text:p text:style-name="Preformatted_20_Text"><text:s text:c="4"/>In the Add-ons Menu select Comedi support over LXRT,</text:p>
      <text:p text:style-name="Preformatted_20_Text"><text:s text:c="4"/>and specify the comedi installation directory,</text:p>
      <text:p text:style-name="Preformatted_20_Text"><text:s text:c="4"/>(typically /usr/local, in any case it should contain </text:p>
      <text:p text:style-name="Preformatted_20_Text"><text:s text:c="4"/>lib/libcomedi.a include/linux/comedilib.h and include/linux/comedi.h</text:p>
      <text:p text:style-name="Preformatted_20_Text"><text:s text:c="4"/>Then recompile and install rtai:</text:p>
      <text:p text:style-name="Preformatted_20_Text"/>
      <text:p text:style-name="Preformatted_20_Text"><text:s text:c="4"/>$ make</text:p>
      <text:p text:style-name="Preformatted_20_Text"><text:s text:c="4"/>$ make install</text:p>
      <text:p text:style-name="Preformatted_20_Text"/>
      <text:p text:style-name="Preformatted_20_Text"><text:s text:c="4"/>Reboot and re-test rtai (Step 11) to make sure everything is fine.</text:p>
      <text:p text:style-name="Preformatted_20_Text"/>
      <text:p text:style-name="Preformatted_20_Text"/>
      <text:p text:style-name="Preformatted_20_Text">STEP 12 - Copy the rtai-lab folder into the current Matlab installation</text:p>
      <text:p text:style-name="Preformatted_20_Text">-----------------------------------------------------------------------</text:p>
      <text:p text:style-name="Preformatted_20_Text"/>
      <text:p text:style-name="Preformatted_20_Text"><text:s text:c="4"/>It is assumed that you have a working Matlab installation that includes </text:p>
      <text:p text:style-name="Preformatted_20_Text"><text:s text:c="4"/>simulink and Real Time Workshop (i currently use version 7.0.1). </text:p>
      <text:p text:style-name="Preformatted_20_Text"><text:s text:c="4"/>A few extra step are required if your matlab installation is not on </text:p>
      <text:p text:style-name="Preformatted_20_Text"><text:s text:c="4"/>the same system where you installed rtai. Typically people have Matlab </text:p>
      <text:p text:style-name="Preformatted_20_Text"><text:s text:c="4"/>installed under a Windows system. A Windows version of Matlab installed</text:p>
      <text:p text:style-name="Preformatted_20_Text"><text:s text:c="4"/>under Wine, counts as an installation on a different system.</text:p>
      <text:p text:style-name="Preformatted_20_Text"/>
      <text:p text:style-name="Preformatted_20_Text"><text:s text:c="4"/>The thing to do at this point is to copy the entire content of the </text:p>
      <text:p text:style-name="Preformatted_20_Text"><text:s text:c="4"/>folder (typically) /usr/src/rtai-3.3/rtai-lab/matlab into Matlab_Root\rtw\c\rtai</text:p>
      <text:p text:style-name="Preformatted_20_Text"><text:s text:c="4"/>(typically the Matlab_Root is something like C:\Matlab701 for </text:p>
      <text:p text:style-name="Preformatted_20_Text"><text:s text:c="5"/>Windows and /usr/local/matlab for Unix).</text:p>
      <text:p text:style-name="Preformatted_20_Text"/>
      <text:p text:style-name="Preformatted_20_Text"/>
      <text:p text:style-name="Preformatted_20_Text">STEP 13 - Run setup.m and create mex files</text:p>
      <text:p text:style-name="Preformatted_20_Text">------------------------------------------</text:p>
      <text:p text:style-name="Preformatted_20_Text"/>
      <text:p text:style-name="Preformatted_20_Text"><text:s text:c="4"/>After you copied the rtai-lab folder you should open matlab</text:p>
      <text:p text:style-name="Preformatted_20_Text"><text:s text:c="4"/>and run the Setup.m file that is included in the rtai-lab folder.</text:p>
      <text:p text:style-name="Preformatted_20_Text"><text:soft-page-break/><text:s text:c="4"/>This basically adds the new folder to the matlab path.</text:p>
      <text:p text:style-name="Preformatted_20_Text"/>
      <text:p text:style-name="Preformatted_20_Text"><text:s text:c="4"/>After you have run setup.m you should be able to access the</text:p>
      <text:p text:style-name="Preformatted_20_Text"><text:s text:c="4"/>simulink library RTAI Devices from the Simulink browser.</text:p>
      <text:p text:style-name="Preformatted_20_Text"/>
      <text:p text:style-name="Preformatted_20_Text"><text:s text:c="4"/>Now you need to create mex (Matlab Executable) files for every </text:p>
      <text:p text:style-name="Preformatted_20_Text"><text:s text:c="4"/>s-function in Matlab_Root\rtw\c\rtai, since it will be needed later:</text:p>
      <text:p text:style-name="Preformatted_20_Text"><text:s text:c="4"/>From the matlab window, go to Matlab_Root\rtw\c\rtai\devices,</text:p>
      <text:p text:style-name="Preformatted_20_Text"><text:s text:c="4"/>make sure the mex support is working (mex -setup) and then</text:p>
      <text:p text:style-name="Preformatted_20_Text"><text:s text:c="4"/>issue the following commands:</text:p>
      <text:p text:style-name="Preformatted_20_Text"/>
      <text:p text:style-name="Preformatted_20_Text"><text:s text:c="4"/>mex sfun_rtai_led.c</text:p>
      <text:p text:style-name="Preformatted_20_Text"><text:s text:c="4"/>mex sfun_rtai_log.c</text:p>
      <text:p text:style-name="Preformatted_20_Text"><text:s text:c="4"/>mex sfun_rtai_meter.c</text:p>
      <text:p text:style-name="Preformatted_20_Text"><text:s text:c="4"/>mex sfun_rtai_scope.c</text:p>
      <text:p text:style-name="Preformatted_20_Text"><text:s text:c="4"/>mex sfun_rtai_synchronoscope.c</text:p>
      <text:p text:style-name="Preformatted_20_Text"/>
      <text:p text:style-name="Preformatted_20_Text"><text:s text:c="4"/>mex sfun_comedi_dio_write.c</text:p>
      <text:p text:style-name="Preformatted_20_Text"><text:s text:c="4"/>mex sfun_comedi_dio_read.c</text:p>
      <text:p text:style-name="Preformatted_20_Text"><text:s text:c="4"/>mex sfun_comedi_data_write.c</text:p>
      <text:p text:style-name="Preformatted_20_Text"><text:s text:c="4"/>mex sfun_comedi_data_read.c</text:p>
      <text:p text:style-name="Preformatted_20_Text"><text:s text:c="2"/></text:p>
      <text:p text:style-name="Preformatted_20_Text"><text:s text:c="4"/>Note that in older rtai versions you have to modify </text:p>
      <text:p text:style-name="Preformatted_20_Text"><text:s text:c="4"/>several files at this point for things to work fine,</text:p>
      <text:p text:style-name="Preformatted_20_Text"><text:s text:c="4"/>so, yet another reason to use rtai-3.2 or greater. </text:p>
      <text:p text:style-name="Preformatted_20_Text"/>
      <text:p text:style-name="Preformatted_20_Text"/>
      <text:p text:style-name="Preformatted_20_Text">STEP 14 - Edit rtai.tmf</text:p>
      <text:p text:style-name="Preformatted_20_Text">-----------------------</text:p>
      <text:p text:style-name="Preformatted_20_Text"/>
      <text:p text:style-name="Preformatted_20_Text"><text:s text:c="4"/>If you are using a Matlab installation (for Unix) on the same Linux </text:p>
      <text:p text:style-name="Preformatted_20_Text"><text:s text:c="4"/>system in which you installed RTAI, then you can skip the following </text:p>
      <text:p text:style-name="Preformatted_20_Text"><text:s text:c="4"/>and jump to the next step, otherwise you have to modify the rtai.tmf file </text:p>
      <text:p text:style-name="Preformatted_20_Text"><text:s text:c="4"/>in the rtai-lab folder, specifically, you must modify the following lines :</text:p>
      <text:p text:style-name="Preformatted_20_Text"><text:s text:c="4"/></text:p>
      <text:p text:style-name="Preformatted_20_Text"><text:s text:c="4"/>MATLAB_ROOT <text:s text:c="4"/>= |&gt;MATLAB_ROOT&lt;|</text:p>
      <text:p text:style-name="Preformatted_20_Text"><text:s text:c="4"/>---------------------------------</text:p>
      <text:p text:style-name="Preformatted_20_Text"><text:s text:c="4"/>Here you have to replace |&gt;MATLAB_ROOT&lt;| with the path of a Linux </text:p>
      <text:p text:style-name="Preformatted_20_Text"><text:s text:c="4"/>folder in which you will later copy some matlab related files. </text:p>
      <text:p text:style-name="Preformatted_20_Text"><text:s text:c="4"/>Typically you will replace |&gt;MATLAB_ROOT&lt;| with /usr/local/matlab,</text:p>
      <text:p text:style-name="Preformatted_20_Text"><text:s text:c="4"/>and only later you will actually create the /usr/local/matlab folder</text:p>
      <text:p text:style-name="Preformatted_20_Text"><text:s text:c="4"/>in the Linux_with_RTAI filesystem and copy stuff within it (Step 16).</text:p>
      <text:p text:style-name="Preformatted_20_Text"/>
      <text:p text:style-name="Preformatted_20_Text"><text:s text:c="4"/>COMPUTER <text:s text:c="7"/>= |&gt;COMPUTER&lt;|</text:p>
      <text:p text:style-name="Preformatted_20_Text"><text:s text:c="4"/>------------------------------</text:p>
      <text:p text:style-name="Preformatted_20_Text"><text:s text:c="4"/>Here you have to replace |&gt;COMPUTER&lt;| with GLNX86 </text:p>
      <text:p text:style-name="Preformatted_20_Text"><text:s text:c="4"/>(assuming Linux is innstalled on a x86 architecture).</text:p>
      <text:p text:style-name="Preformatted_20_Text"/>
      <text:p text:style-name="Preformatted_20_Text"><text:s text:c="4"/>You also have to modify the entries LINUX_HOME, </text:p>
      <text:p text:style-name="Preformatted_20_Text"><text:s text:c="4"/>RTAIDIR and COMEDI_HOME, to make sure they refer </text:p>
      <text:p text:style-name="Preformatted_20_Text"><text:s text:c="4"/>to the paths where Linux, rtai, and comedi are installed,</text:p>
      <text:p text:style-name="Preformatted_20_Text"><text:s text:c="4"/>(typically they are /usr/src/linux, /usr/realtime</text:p>
      <text:p text:style-name="Preformatted_20_Text"><text:s text:c="5"/>and /usr/src/comedi respectively). </text:p>
      <text:p text:style-name="Preformatted_20_Text"/>
      <text:p text:style-name="Preformatted_20_Text"><text:s text:c="4"/>Finally, into the "Rules" section delete the following lines:</text:p>
      <text:p text:style-name="Preformatted_20_Text"/>
      <text:p text:style-name="Preformatted_20_Text"><text:s text:c="4"/>|&gt;START_EXPAND_RULES&lt;|%.o : |&gt;EXPAND_DIR_NAME&lt;|/%.c</text:p>
      <text:p text:style-name="Preformatted_20_Text"><text:s text:c="10"/>gcc -c $(CFLAGS) $&lt;</text:p>
      <text:p text:style-name="Preformatted_20_Text"><text:s text:c="4"/></text:p>
      <text:p text:style-name="Preformatted_20_Text"><text:s text:c="4"/>|&gt;END_EXPAND_RULES&lt;|</text:p>
      <text:p text:style-name="Preformatted_20_Text"/>
      <text:p text:style-name="Preformatted_20_Text"><text:s text:c="4"/>otherwise, later on, the generated make files (*.mk) </text:p>
      <text:p text:style-name="Preformatted_20_Text"><text:s text:c="4"/>will contain the (windows) relative paths of the custom </text:p>
      <text:p text:style-name="Preformatted_20_Text"><text:s text:c="4"/>s-functions used in the scheme, therefore causing the make</text:p>
      <text:p text:style-name="Preformatted_20_Text"><text:soft-page-break/><text:s text:c="4"/>process to fail miserably.</text:p>
      <text:p text:style-name="Preformatted_20_Text"><text:s text:c="4"/></text:p>
      <text:p text:style-name="Preformatted_20_Text"/>
      <text:p text:style-name="Preformatted_20_Text">STEP 15 - Generating code from a simple example</text:p>
      <text:p text:style-name="Preformatted_20_Text">-----------------------------------------------</text:p>
      <text:p text:style-name="Preformatted_20_Text"/>
      <text:p text:style-name="Preformatted_20_Text"><text:s text:c="4"/>Copy the file Matlab_Root\rtw\c\rtai\examples\test.mdl</text:p>
      <text:p text:style-name="Preformatted_20_Text"><text:s text:c="4"/>somewhere else, for example in Matlab_Root\work,</text:p>
      <text:p text:style-name="Preformatted_20_Text"><text:s text:c="4"/>then within matlab, move to that folder, </text:p>
      <text:p text:style-name="Preformatted_20_Text"><text:s text:c="4"/>open the file with simulink and run it. </text:p>
      <text:p text:style-name="Preformatted_20_Text"><text:s text:c="4"/>It should run without problems.</text:p>
      <text:p text:style-name="Preformatted_20_Text"/>
      <text:p text:style-name="Preformatted_20_Text"><text:s text:c="4"/>At this point you are ready to generate code from it.</text:p>
      <text:p text:style-name="Preformatted_20_Text"><text:s text:c="4"/>Open the simulation menu, simulation parameters,</text:p>
      <text:p text:style-name="Preformatted_20_Text"><text:s text:c="4"/>Real-Time Workshop, and make sure that the RTAI Target</text:p>
      <text:p text:style-name="Preformatted_20_Text"><text:s text:c="4"/>is selected, (otherwise browse and select it).</text:p>
      <text:p text:style-name="Preformatted_20_Text"><text:s text:c="4"/>Then click on Build, to generate code from the scheme.</text:p>
      <text:p text:style-name="Preformatted_20_Text"/>
      <text:p text:style-name="Preformatted_20_Text"><text:s text:c="4"/>At this point you should have the folder test_rtai </text:p>
      <text:p text:style-name="Preformatted_20_Text"><text:s text:c="4"/>under your working directory. This folder contains </text:p>
      <text:p text:style-name="Preformatted_20_Text"><text:s text:c="4"/>the code generated from the test simulink scheme.</text:p>
      <text:p text:style-name="Preformatted_20_Text"/>
      <text:p text:style-name="Preformatted_20_Text"><text:s text:c="4"/>If your simulink scheme uses some custom s-functions,</text:p>
      <text:p text:style-name="Preformatted_20_Text"><text:s text:c="4"/>(which is not specifically the case of test.mdl but</text:p>
      <text:p text:style-name="Preformatted_20_Text"><text:s text:c="4"/>it is indeed the normal case), then it is very important </text:p>
      <text:p text:style-name="Preformatted_20_Text"><text:s text:c="4"/>at this point to remember to copy the C code of every </text:p>
      <text:p text:style-name="Preformatted_20_Text"><text:s text:c="4"/>custom s-functions used in the scheme inside the</text:p>
      <text:p text:style-name="Preformatted_20_Text"><text:s text:c="4"/>generated scheme_rtai folder.</text:p>
      <text:p text:style-name="Preformatted_20_Text"/>
      <text:p text:style-name="Preformatted_20_Text"><text:s text:c="4"/>Another important thing to remember about s-functions</text:p>
      <text:p text:style-name="Preformatted_20_Text"><text:s text:c="4"/>is to always USE LOWERCASE characters in the file name,</text:p>
      <text:p text:style-name="Preformatted_20_Text"><text:s text:c="4"/>this is because the file names of the s-functions</text:p>
      <text:p text:style-name="Preformatted_20_Text"><text:s text:c="4"/>will be converted to lowercase within the make file (*.mk),</text:p>
      <text:p text:style-name="Preformatted_20_Text"><text:s text:c="4"/>which does not make any difference under windows but</text:p>
      <text:p text:style-name="Preformatted_20_Text"><text:s text:c="4"/>causes missing file errors under unix if the original</text:p>
      <text:p text:style-name="Preformatted_20_Text"><text:s text:c="4"/>name contained uppercase characters.</text:p>
      <text:p text:style-name="Preformatted_20_Text"/>
      <text:p text:style-name="Preformatted_20_Text"/>
      <text:p text:style-name="Preformatted_20_Text">STEP 16 - Copy the extern, rtw, and Simulink folders to Linux</text:p>
      <text:p text:style-name="Preformatted_20_Text">-------------------------------------------------------------</text:p>
      <text:p text:style-name="Preformatted_20_Text"/>
      <text:p text:style-name="Preformatted_20_Text"><text:s text:c="4"/>If you are using a Matlab installation (for Unix) on the same Linux </text:p>
      <text:p text:style-name="Preformatted_20_Text"><text:s text:c="4"/>system in which you installed RTAI, then you can skip this step.</text:p>
      <text:p text:style-name="Preformatted_20_Text"/>
      <text:p text:style-name="Preformatted_20_Text"><text:s text:c="4"/>In your Linux filesystem, create a folder that </text:p>
      <text:p text:style-name="Preformatted_20_Text"><text:s text:c="4"/>corresponds to the entry MATLAB_ROOT in your rtai.tmf file, </text:p>
      <text:p text:style-name="Preformatted_20_Text"><text:s text:c="4"/>(typically /usr/local/matlab), then copy within it the three folders </text:p>
      <text:p text:style-name="Preformatted_20_Text"><text:s text:c="4"/>Matlab_Root\extern, Matlab_Root\rtw and Matlab_Root\Simulink </text:p>
      <text:p text:style-name="Preformatted_20_Text"><text:s text:c="4"/>from the current Matlab installation.</text:p>
      <text:p text:style-name="Preformatted_20_Text"/>
      <text:p text:style-name="Preformatted_20_Text"><text:s text:c="4"/>Make sure all the c files in the folder Matlab_Root\rtw\c\libsrc</text:p>
      <text:p text:style-name="Preformatted_20_Text"><text:s text:c="4"/>have been transfered, since they all will be needed later,</text:p>
      <text:p text:style-name="Preformatted_20_Text"><text:s text:c="4"/>and for mysterious reasons some of them have a tendency to get lost. <text:s text:c="3"/></text:p>
      <text:p text:style-name="Preformatted_20_Text"/>
      <text:p text:style-name="Preformatted_20_Text"/>
      <text:p text:style-name="Preformatted_20_Text">STEP 17 - Copy, compile and run the generated code</text:p>
      <text:p text:style-name="Preformatted_20_Text">--------------------------------------------------</text:p>
      <text:p text:style-name="Preformatted_20_Text"/>
      <text:p text:style-name="Preformatted_20_Text"><text:s text:c="4"/>Copy the test_rtai folder somewhere in the linux filesystem, </text:p>
      <text:p text:style-name="Preformatted_20_Text"><text:s text:c="4"/>(e.g. usr/local/src/tests/test_rtai) and then, </text:p>
      <text:p text:style-name="Preformatted_20_Text"><text:s text:c="4"/>from within the test_rtai folder, as root :</text:p>
      <text:p text:style-name="Preformatted_20_Text"/>
      <text:p text:style-name="Preformatted_20_Text"><text:s text:c="4"/>make -f test.mk</text:p>
      <text:p text:style-name="Preformatted_20_Text"/>
      <text:p text:style-name="Preformatted_20_Text"><text:soft-page-break/><text:s text:c="4"/>at this point, if the compilation proceeds without errors you </text:p>
      <text:p text:style-name="Preformatted_20_Text"><text:s text:c="4"/>should get the executable test in the parent folder, so move </text:p>
      <text:p text:style-name="Preformatted_20_Text"><text:s text:c="4"/>to the parent folder, insert the required modules:</text:p>
      <text:p text:style-name="Preformatted_20_Text"/>
      <text:p text:style-name="Preformatted_20_Text"><text:s text:c="4"/>sync</text:p>
      <text:p text:style-name="Preformatted_20_Text"><text:s text:c="4"/>insmod /usr/realtime/modules/rtai_hal.ko</text:p>
      <text:p text:style-name="Preformatted_20_Text"><text:s text:c="4"/>insmod /usr/realtime/modules/rtai_lxrt.ko</text:p>
      <text:p text:style-name="Preformatted_20_Text"><text:s text:c="4"/>insmod /usr/realtime/modules/rtai_fifos.ko</text:p>
      <text:p text:style-name="Preformatted_20_Text"><text:s text:c="4"/>insmod /usr/realtime/modules/rtai_sem.ko</text:p>
      <text:p text:style-name="Preformatted_20_Text"><text:s text:c="4"/>insmod /usr/realtime/modules/rtai_mbx.ko</text:p>
      <text:p text:style-name="Preformatted_20_Text"><text:s text:c="4"/>insmod /usr/realtime/modules/rtai_msg.ko</text:p>
      <text:p text:style-name="Preformatted_20_Text"><text:s text:c="4"/>insmod /usr/realtime/modules/rtai_netrpc.ko ThisNode="127.0.0.1"</text:p>
      <text:p text:style-name="Preformatted_20_Text"><text:s text:c="4"/>sync</text:p>
      <text:p text:style-name="Preformatted_20_Text"/>
      <text:p text:style-name="Preformatted_20_Text"><text:s text:c="4"/>at this point run the test:</text:p>
      <text:p text:style-name="Preformatted_20_Text"/>
      <text:p text:style-name="Preformatted_20_Text"><text:s text:c="4"/>./test -v -f 5</text:p>
      <text:p text:style-name="Preformatted_20_Text"/>
      <text:p text:style-name="Preformatted_20_Text"><text:s text:c="4"/>the process should run for 5 seconds.</text:p>
      <text:p text:style-name="Preformatted_20_Text"><text:s text:c="4"/></text:p>
      <text:p text:style-name="Preformatted_20_Text"><text:s text:c="4"/>Then to test also xrtailab:</text:p>
      <text:p text:style-name="Preformatted_20_Text"><text:s/></text:p>
      <text:p text:style-name="Preformatted_20_Text"><text:s text:c="4"/>./test &amp;</text:p>
      <text:p text:style-name="Preformatted_20_Text"/>
      <text:p text:style-name="Preformatted_20_Text"><text:s text:c="4"/>starts the process in wait mode,</text:p>
      <text:p text:style-name="Preformatted_20_Text"/>
      <text:p text:style-name="Preformatted_20_Text"><text:s text:c="4"/>/usr/realtime/bin/xrtailab &amp;</text:p>
      <text:p text:style-name="Preformatted_20_Text"/>
      <text:p text:style-name="Preformatted_20_Text"><text:s text:c="4"/>starts the xrtailab window, from that window you can then</text:p>
      <text:p text:style-name="Preformatted_20_Text"><text:s text:c="4"/>actually start the real time process, log the data, </text:p>
      <text:p text:style-name="Preformatted_20_Text"><text:s text:c="4"/>see the plots from the scopes in the simulink schemes as the</text:p>
      <text:p text:style-name="Preformatted_20_Text"><text:s text:c="4"/>process runs, and then stop the proces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15"/>CREATION OF A MINIMAL STAND ALONE RTAI SYSTEM</text:p>
      <text:p text:style-name="Preformatted_20_Text"/>
      <text:p text:style-name="Preformatted_20_Text"/>
      <text:p text:style-name="Preformatted_20_Text">STEP 1 - Configure and compile a reduced version of your Kernel</text:p>
      <text:p text:style-name="Preformatted_20_Text">---------------------------------------------------------------</text:p>
      <text:p text:style-name="Preformatted_20_Text"/>
      <text:p text:style-name="Preformatted_20_Text"><text:s text:c="4"/>The first thing to do is to compile the kernel that fits the target system, </text:p>
      <text:p text:style-name="Preformatted_20_Text"><text:s text:c="4"/>as far as processor type, bus and peripherals are concerned. </text:p>
      <text:p text:style-name="Preformatted_20_Text"><text:s text:c="4"/>As root:</text:p>
      <text:p text:style-name="Preformatted_20_Text"><text:s text:c="4"/></text:p>
      <text:p text:style-name="Preformatted_20_Text"><text:s text:c="4"/>$ cd /usr/src/linux</text:p>
      <text:p text:style-name="Preformatted_20_Text"><text:s text:c="4"/>$ make config (or menuconfig or xconfig)</text:p>
      <text:p text:style-name="Preformatted_20_Text"><text:s text:c="3"/></text:p>
      <text:p text:style-name="Preformatted_20_Text"><text:s text:c="4"/>Since this must be a reduced version of the kernel, i.e. the</text:p>
      <text:p text:style-name="Preformatted_20_Text"><text:s text:c="4"/>final size should be less than 700K, you have to disable virtually</text:p>
      <text:p text:style-name="Preformatted_20_Text"><text:s text:c="4"/>everything except the loadable module support, the IPIPE option, </text:p>
      <text:p text:style-name="Preformatted_20_Text"><text:s text:c="4"/>the ISA bus, and the IDE, floppy, ext2, and /proc support.</text:p>
      <text:p text:style-name="Preformatted_20_Text"/>
      <text:p text:style-name="Preformatted_20_Text"><text:s text:c="4"/>Also, at this point, if you are really working with a floppy disk,</text:p>
      <text:p text:style-name="Preformatted_20_Text"><text:s text:c="4"/>and you need an unattended reboot, you should manually edit the file</text:p>
      <text:p text:style-name="Preformatted_20_Text"><text:s text:c="4"/>/usr/src/linux/init/do_mounts.c, search for the "press ENTER" string</text:p>
      <text:p text:style-name="Preformatted_20_Text"><text:s text:c="4"/>and, a few lines below, change the instruction </text:p>
      <text:p text:style-name="Preformatted_20_Text"><text:s text:c="4"/>sys_read(fd, &amp;c, 1); with the instruction sys_read(fd, &amp;c, 0);</text:p>
      <text:p text:style-name="Preformatted_20_Text"/>
      <text:p text:style-name="Preformatted_20_Text"><text:s text:c="4"/>Once you have done the above, you have to compile the kernel:</text:p>
      <text:p text:style-name="Preformatted_20_Text"/>
      <text:p text:style-name="Preformatted_20_Text"><text:s text:c="4"/>$ make clean &amp;&amp; make </text:p>
      <text:p text:style-name="Preformatted_20_Text"/>
      <text:p text:style-name="Preformatted_20_Text"><text:soft-page-break/><text:s text:c="4"/>copy the configuration file for future reference :</text:p>
      <text:p text:style-name="Preformatted_20_Text"/>
      <text:p text:style-name="Preformatted_20_Text"><text:s text:c="4"/>$ cp -f .config config-floppy-rtlx-yy.txt</text:p>
      <text:p text:style-name="Preformatted_20_Text"/>
      <text:p text:style-name="Preformatted_20_Text"/>
      <text:p text:style-name="Preformatted_20_Text">STEP 2 - Download, unpack and install Busybox</text:p>
      <text:p text:style-name="Preformatted_20_Text">---------------------------------------------</text:p>
      <text:p text:style-name="Preformatted_20_Text"/>
      <text:p text:style-name="Preformatted_20_Text"><text:s text:c="4"/>Go to http://busybox.net/downloads/ and look for the newest stable</text:p>
      <text:p text:style-name="Preformatted_20_Text"><text:s text:c="4"/>version, (i use version 1.01).</text:p>
      <text:p text:style-name="Preformatted_20_Text"><text:s text:c="4"/></text:p>
      <text:p text:style-name="Preformatted_20_Text"><text:s text:c="4"/>As root, download the busybox-x.xx.tar.bz2 file into /usr/src</text:p>
      <text:p text:style-name="Preformatted_20_Text"><text:s text:c="4"/>ans unpack it using the following commands :</text:p>
      <text:p text:style-name="Preformatted_20_Text"><text:s text:c="4"/></text:p>
      <text:p text:style-name="Preformatted_20_Text"><text:s text:c="4"/>$ cd /usr/src</text:p>
      <text:p text:style-name="Preformatted_20_Text"><text:s text:c="4"/>$ tar --bzip2 -xvf busybox-x.xx.tar.bz2</text:p>
      <text:p text:style-name="Preformatted_20_Text"><text:s text:c="4"/></text:p>
      <text:p text:style-name="Preformatted_20_Text"><text:s text:c="4"/>Set a symbolic link for later use:</text:p>
      <text:p text:style-name="Preformatted_20_Text"><text:s text:c="4"/></text:p>
      <text:p text:style-name="Preformatted_20_Text"><text:s text:c="4"/>$ rm -f busybox <text:s text:c="3"/></text:p>
      <text:p text:style-name="Preformatted_20_Text"><text:s text:c="4"/>$ ln -fs busybox-x.xx busybox</text:p>
      <text:p text:style-name="Preformatted_20_Text"><text:s text:c="4"/></text:p>
      <text:p text:style-name="Preformatted_20_Text"><text:s text:c="4"/>then, configure and install busybox:</text:p>
      <text:p text:style-name="Preformatted_20_Text"><text:s text:c="4"/></text:p>
      <text:p text:style-name="Preformatted_20_Text"><text:s text:c="4"/>$ cd /usr/src/busybox</text:p>
      <text:p text:style-name="Preformatted_20_Text"><text:s text:c="4"/>$ make config (or make menuconfig)</text:p>
      <text:p text:style-name="Preformatted_20_Text"/>
      <text:p text:style-name="Preformatted_20_Text"><text:s text:c="4"/>In the Build Options, select "Build Busybox as a static binary".</text:p>
      <text:p text:style-name="Preformatted_20_Text"><text:s text:c="4"/>Be sure to include at least the init, insmod, rmmod, and mount, </text:p>
      <text:p text:style-name="Preformatted_20_Text"><text:s text:c="4"/>in general, select to only what you need, if unsure, use the default option.</text:p>
      <text:p text:style-name="Preformatted_20_Text"/>
      <text:p text:style-name="Preformatted_20_Text"><text:s text:c="4"/>$ make dep &amp;&amp; make busybox</text:p>
      <text:p text:style-name="Preformatted_20_Text"/>
      <text:p text:style-name="Preformatted_20_Text"><text:s text:c="4"/>finally, save the config file for future reference:</text:p>
      <text:p text:style-name="Preformatted_20_Text"/>
      <text:p text:style-name="Preformatted_20_Text"><text:s text:c="4"/>$ cp -f .config my-busybox-config-yy.txt</text:p>
      <text:p text:style-name="Preformatted_20_Text"/>
      <text:p text:style-name="Preformatted_20_Text"/>
      <text:p text:style-name="Preformatted_20_Text">STEP 3 - Download, unpack and install LILO</text:p>
      <text:p text:style-name="Preformatted_20_Text">---------------------------------------------</text:p>
      <text:p text:style-name="Preformatted_20_Text"/>
      <text:p text:style-name="Preformatted_20_Text"><text:s text:c="4"/>Go to http://freshmeat.net/projects/bin86/ and look for the </text:p>
      <text:p text:style-name="Preformatted_20_Text"><text:s text:c="4"/>latest version of the bin86 assembler and loader, (i use 0.16.17).</text:p>
      <text:p text:style-name="Preformatted_20_Text"><text:s text:c="7"/></text:p>
      <text:p text:style-name="Preformatted_20_Text"><text:s text:c="4"/>As root, download the bin86-x.xx.xx.tar.gz file into /usr/src</text:p>
      <text:p text:style-name="Preformatted_20_Text"><text:s text:c="4"/>ans unpack it using the following commands</text:p>
      <text:p text:style-name="Preformatted_20_Text"/>
      <text:p text:style-name="Preformatted_20_Text"><text:s text:c="4"/>$ cd /usr/src</text:p>
      <text:p text:style-name="Preformatted_20_Text"><text:s text:c="4"/>$ tar -zxvf bin86-x.xx.xx.tar.gz</text:p>
      <text:p text:style-name="Preformatted_20_Text"/>
      <text:p text:style-name="Preformatted_20_Text"><text:s text:c="4"/>Then compile the bin86 assembler:</text:p>
      <text:p text:style-name="Preformatted_20_Text"/>
      <text:p text:style-name="Preformatted_20_Text"><text:s text:c="4"/>$ cd /usr/src/bin86-x.xx.xx</text:p>
      <text:p text:style-name="Preformatted_20_Text"><text:s text:c="4"/>$ mkdir /usr/local/man/man1</text:p>
      <text:p text:style-name="Preformatted_20_Text"><text:s text:c="4"/>$ make &amp;&amp; make install</text:p>
      <text:p text:style-name="Preformatted_20_Text"/>
      <text:p text:style-name="Preformatted_20_Text"><text:s text:c="4"/>If everything goes fine, then it's time to download LILO: <text:s text:c="3"/></text:p>
      <text:p text:style-name="Preformatted_20_Text"><text:s text:c="4"/>go to http://freshmeat.net/projects/lilo/ and look for the </text:p>
      <text:p text:style-name="Preformatted_20_Text"><text:s text:c="4"/>newest stable version of the lilo, (i use version 22.7.1).</text:p>
      <text:p text:style-name="Preformatted_20_Text"><text:s text:c="4"/></text:p>
      <text:p text:style-name="Preformatted_20_Text"><text:s text:c="4"/>As root, download the lilo-xx.x.x.src.tar.gz file into /usr/src</text:p>
      <text:p text:style-name="Preformatted_20_Text"><text:s text:c="4"/>ans unpack it using the following commands :</text:p>
      <text:p text:style-name="Preformatted_20_Text"><text:s text:c="4"/></text:p>
      <text:p text:style-name="Preformatted_20_Text"><text:s text:c="4"/>$ cd /usr/src</text:p>
      <text:p text:style-name="Preformatted_20_Text"><text:soft-page-break/><text:s text:c="4"/>$ tar -zxvf lilo-xx.x.x.src.tar.gz</text:p>
      <text:p text:style-name="Preformatted_20_Text"><text:s text:c="5"/></text:p>
      <text:p text:style-name="Preformatted_20_Text"><text:s text:c="4"/>Set a symbolic link for later use:</text:p>
      <text:p text:style-name="Preformatted_20_Text"><text:s text:c="5"/></text:p>
      <text:p text:style-name="Preformatted_20_Text"><text:s text:c="4"/>$ rm -f lilo</text:p>
      <text:p text:style-name="Preformatted_20_Text"><text:s text:c="4"/>$ ln -fs lilo-xx.x.x lilo</text:p>
      <text:p text:style-name="Preformatted_20_Text"><text:s text:c="5"/></text:p>
      <text:p text:style-name="Preformatted_20_Text"><text:s text:c="4"/>then, build lilo (you don't have to install it on the system as a </text:p>
      <text:p text:style-name="Preformatted_20_Text"><text:s text:c="4"/>boot loader, you just need to have the /usr/src/lilo/lilo binary)</text:p>
      <text:p text:style-name="Preformatted_20_Text"><text:s text:c="4"/></text:p>
      <text:p text:style-name="Preformatted_20_Text"><text:s text:c="4"/>$ make</text:p>
      <text:p text:style-name="Preformatted_20_Text"/>
      <text:p text:style-name="Preformatted_20_Text"><text:s text:c="4"/>Then reboot and make sure everything is fine.</text:p>
      <text:p text:style-name="Preformatted_20_Text"/>
      <text:p text:style-name="Preformatted_20_Text"/>
      <text:p text:style-name="Preformatted_20_Text">STEP 4 - Prepare Floppy</text:p>
      <text:p text:style-name="Preformatted_20_Text">----------------------------------------------------------</text:p>
      <text:p text:style-name="Preformatted_20_Text"/>
      <text:p text:style-name="Preformatted_20_Text"><text:s text:c="4"/>In what follows, it is assumed that you want to create a </text:p>
      <text:p text:style-name="Preformatted_20_Text"><text:s text:c="4"/>stand alone RTAI system on a floppy. This is rarely useful, </text:p>
      <text:p text:style-name="Preformatted_20_Text"><text:s text:c="4"/>since you can't normally include anything else other than </text:p>
      <text:p text:style-name="Preformatted_20_Text"><text:s text:c="4"/>the bare essential, however, if you learn how to squeeze RTAI </text:p>
      <text:p text:style-name="Preformatted_20_Text"><text:s text:c="4"/>on a floppy then you can later put it wherever you want,</text:p>
      <text:p text:style-name="Preformatted_20_Text"><text:s text:c="4"/>using exactly the same procedure with just a few changes. </text:p>
      <text:p text:style-name="Preformatted_20_Text"><text:s text:c="4"/></text:p>
      <text:p text:style-name="Preformatted_20_Text"><text:s text:c="4"/>Insert a floppy disk, then, as root, </text:p>
      <text:p text:style-name="Preformatted_20_Text"><text:s text:c="4"/>unmount the floppy :</text:p>
      <text:p text:style-name="Preformatted_20_Text"><text:s text:c="4"/></text:p>
      <text:p text:style-name="Preformatted_20_Text"><text:s text:c="4"/>$ umount /dev/fd0</text:p>
      <text:p text:style-name="Preformatted_20_Text"><text:s text:c="4"/>$ sync</text:p>
      <text:p text:style-name="Preformatted_20_Text"/>
      <text:p text:style-name="Preformatted_20_Text"><text:s text:c="4"/>zero out the content of the floppy block by block:</text:p>
      <text:p text:style-name="Preformatted_20_Text"><text:s text:c="4"/></text:p>
      <text:p text:style-name="Preformatted_20_Text"><text:s text:c="4"/>$ dd if=/dev/zero of=/dev/fd0 bs=1k count=1440</text:p>
      <text:p text:style-name="Preformatted_20_Text"><text:s text:c="4"/></text:p>
      <text:p text:style-name="Preformatted_20_Text"><text:s text:c="4"/>create an ext2 file system on the floppy:</text:p>
      <text:p text:style-name="Preformatted_20_Text"><text:s text:c="4"/></text:p>
      <text:p text:style-name="Preformatted_20_Text"><text:s text:c="4"/>$ /sbin/mke2fs -F -m 0 /dev/fd0</text:p>
      <text:p text:style-name="Preformatted_20_Text"><text:s text:c="4"/></text:p>
      <text:p text:style-name="Preformatted_20_Text"><text:s text:c="4"/>create a temporary folder a if it does not exist, </text:p>
      <text:p text:style-name="Preformatted_20_Text"><text:s text:c="4"/>and remove everything if it exists</text:p>
      <text:p text:style-name="Preformatted_20_Text"><text:s text:c="4"/></text:p>
      <text:p text:style-name="Preformatted_20_Text"><text:s text:c="4"/>$ mkdir -p /mnt/a</text:p>
      <text:p text:style-name="Preformatted_20_Text"><text:s text:c="4"/>$ rm -drf /mnt/a/*</text:p>
      <text:p text:style-name="Preformatted_20_Text"><text:s text:c="8"/></text:p>
      <text:p text:style-name="Preformatted_20_Text"><text:s text:c="4"/>mount the floppy on /mnt/a :</text:p>
      <text:p text:style-name="Preformatted_20_Text"><text:s text:c="4"/></text:p>
      <text:p text:style-name="Preformatted_20_Text"><text:s text:c="4"/>$ mount -t ext2 /dev/fd0 /mnt/a</text:p>
      <text:p text:style-name="Preformatted_20_Text"><text:s text:c="4"/>$ sync</text:p>
      <text:p text:style-name="Preformatted_20_Text"/>
      <text:p text:style-name="Preformatted_20_Text"/>
      <text:p text:style-name="Preformatted_20_Text">STEP 5 - Populate the root</text:p>
      <text:p text:style-name="Preformatted_20_Text">--------------------------</text:p>
      <text:p text:style-name="Preformatted_20_Text"/>
      <text:p text:style-name="Preformatted_20_Text"><text:s text:c="4"/>Again as root, create the classic unix directories :</text:p>
      <text:p text:style-name="Preformatted_20_Text"><text:s text:c="4"/></text:p>
      <text:p text:style-name="Preformatted_20_Text"><text:s text:c="4"/>$ cd /mnt/a</text:p>
      <text:p text:style-name="Preformatted_20_Text"><text:s text:c="4"/>$ mkdir boot</text:p>
      <text:p text:style-name="Preformatted_20_Text"><text:s text:c="4"/>$ mkdir initrd</text:p>
      <text:p text:style-name="Preformatted_20_Text"><text:s text:c="4"/>$ mkdir dev</text:p>
      <text:p text:style-name="Preformatted_20_Text"><text:s text:c="4"/>$ mkdir proc</text:p>
      <text:p text:style-name="Preformatted_20_Text"><text:s text:c="4"/>$ mkdir etc</text:p>
      <text:p text:style-name="Preformatted_20_Text"><text:s text:c="4"/>$ mkdir sbin</text:p>
      <text:p text:style-name="Preformatted_20_Text"><text:s text:c="4"/>$ mkdir bin</text:p>
      <text:p text:style-name="Preformatted_20_Text"><text:soft-page-break/><text:s text:c="4"/>$ mkdir lib</text:p>
      <text:p text:style-name="Preformatted_20_Text"><text:s text:c="4"/>$ mkdir mnt</text:p>
      <text:p text:style-name="Preformatted_20_Text"><text:s text:c="4"/>$ mkdir usr</text:p>
      <text:p text:style-name="Preformatted_20_Text"><text:s text:c="4"/>$ mkdir tmp</text:p>
      <text:p text:style-name="Preformatted_20_Text"><text:s text:c="4"/></text:p>
      <text:p text:style-name="Preformatted_20_Text"><text:s text:c="4"/>$ mkdir lib/modules</text:p>
      <text:p text:style-name="Preformatted_20_Text"><text:s text:c="4"/>$ mkdir -p var/{log,run}</text:p>
      <text:p text:style-name="Preformatted_20_Text"><text:s text:c="4"/>$ touch var/run/utmp</text:p>
      <text:p text:style-name="Preformatted_20_Text"><text:s text:c="4"/></text:p>
      <text:p text:style-name="Preformatted_20_Text"><text:s text:c="4"/>$ sync</text:p>
      <text:p text:style-name="Preformatted_20_Text"/>
      <text:p text:style-name="Preformatted_20_Text"/>
      <text:p text:style-name="Preformatted_20_Text">STEP 6 - Populate /dev</text:p>
      <text:p text:style-name="Preformatted_20_Text">----------------------</text:p>
      <text:p text:style-name="Preformatted_20_Text"/>
      <text:p text:style-name="Preformatted_20_Text"><text:s text:c="4"/>$ cp -dpR /dev/fd[0-1] dev</text:p>
      <text:p text:style-name="Preformatted_20_Text"><text:s text:c="4"/>$ cp -dpR /dev/hda[0-3] dev</text:p>
      <text:p text:style-name="Preformatted_20_Text"><text:s text:c="4"/>$ cp -dpR /dev/tty[0-6] dev</text:p>
      <text:p text:style-name="Preformatted_20_Text"><text:s text:c="4"/>$ cp -dpR /dev/ttyS[0-6] dev</text:p>
      <text:p text:style-name="Preformatted_20_Text"><text:s text:c="4"/>$ cp -dpR /dev/ram[0-6] dev</text:p>
      <text:p text:style-name="Preformatted_20_Text"><text:s text:c="4"/>$ cp -dpR /dev/console dev</text:p>
      <text:p text:style-name="Preformatted_20_Text"><text:s text:c="4"/>$ cp -dpR /dev/zero dev</text:p>
      <text:p text:style-name="Preformatted_20_Text"><text:s text:c="4"/>$ cp -dpR /dev/null dev</text:p>
      <text:p text:style-name="Preformatted_20_Text"><text:s text:c="4"/>$ cp -dpR /dev/kmem dev</text:p>
      <text:p text:style-name="Preformatted_20_Text"><text:s text:c="4"/>$ cp -dpR /dev/mem dev</text:p>
      <text:p text:style-name="Preformatted_20_Text"/>
      <text:p text:style-name="Preformatted_20_Text"><text:s text:c="4"/>$ mkdir dev/rtf</text:p>
      <text:p text:style-name="Preformatted_20_Text"><text:s text:c="4"/>$ cp -dpR /dev/rtf/[0-9] dev/rtf</text:p>
      <text:p text:style-name="Preformatted_20_Text"><text:s text:c="4"/>$ cp -dpR /dev/rtf[0-9] dev</text:p>
      <text:p text:style-name="Preformatted_20_Text"><text:s text:c="4"/>$ cp -dpR /dev/rtai_shm dev</text:p>
      <text:p text:style-name="Preformatted_20_Text"><text:s text:c="4"/></text:p>
      <text:p text:style-name="Preformatted_20_Text"><text:s text:c="4"/>$ sync</text:p>
      <text:p text:style-name="Preformatted_20_Text"/>
      <text:p text:style-name="Preformatted_20_Text"/>
      <text:p text:style-name="Preformatted_20_Text">STEP 7 - Create the configuration files and populate /etc</text:p>
      <text:p text:style-name="Preformatted_20_Text">---------------------------------------------------------</text:p>
      <text:p text:style-name="Preformatted_20_Text"/>
      <text:p text:style-name="Preformatted_20_Text"><text:s text:c="4"/>I suggest that you create the folder /etc/rtai-fd0</text:p>
      <text:p text:style-name="Preformatted_20_Text"><text:s text:c="4"/>to store the configuration files for your system.</text:p>
      <text:p text:style-name="Preformatted_20_Text"/>
      <text:p text:style-name="Preformatted_20_Text"><text:s text:c="4"/>There are 2 very important configuration files that the </text:p>
      <text:p text:style-name="Preformatted_20_Text"><text:s text:c="4"/>system needs to find during the boot process, that is </text:p>
      <text:p text:style-name="Preformatted_20_Text"><text:s text:c="4"/>/etc/fstab and /etc/init.d/rcS :</text:p>
      <text:p text:style-name="Preformatted_20_Text"/>
      <text:p text:style-name="Preformatted_20_Text"/>
      <text:p text:style-name="Preformatted_20_Text"><text:s text:c="4"/>/etc/fstab</text:p>
      <text:p text:style-name="Preformatted_20_Text"><text:s text:c="4"/>----------</text:p>
      <text:p text:style-name="Preformatted_20_Text"><text:s text:c="4"/></text:p>
      <text:p text:style-name="Preformatted_20_Text"><text:s text:c="4"/>This is the file that tells the filesystems to mount </text:p>
      <text:p text:style-name="Preformatted_20_Text"><text:s text:c="4"/>and where they are located, usually just a few lines are required:</text:p>
      <text:p text:style-name="Preformatted_20_Text"/>
      <text:p text:style-name="Preformatted_20_Text"><text:s text:c="4"/>/dev/fd0 <text:s text:c="6"/>/ <text:s text:c="10"/>ext2 <text:s text:c="3"/>defaults <text:s text:c="2"/>1 1</text:p>
      <text:p text:style-name="Preformatted_20_Text"><text:s text:c="4"/>none <text:s text:c="10"/>/proc <text:s text:c="6"/>proc <text:s text:c="3"/>defaults <text:s text:c="2"/>0 0</text:p>
      <text:p text:style-name="Preformatted_20_Text"><text:s text:c="4"/></text:p>
      <text:p text:style-name="Preformatted_20_Text"><text:s text:c="4"/>If the kernel does not support the /proc filesystem then </text:p>
      <text:p text:style-name="Preformatted_20_Text"><text:s text:c="4"/>just the first line is necessary.</text:p>
      <text:p text:style-name="Preformatted_20_Text"/>
      <text:p text:style-name="Preformatted_20_Text"/>
      <text:p text:style-name="Preformatted_20_Text"><text:s text:c="4"/>/etc/init.d/rcS</text:p>
      <text:p text:style-name="Preformatted_20_Text"><text:s text:c="4"/>---------------</text:p>
      <text:p text:style-name="Preformatted_20_Text"><text:s text:c="4"/></text:p>
      <text:p text:style-name="Preformatted_20_Text"><text:s text:c="4"/>This file (rcS stands for Run Commands Shell) contains </text:p>
      <text:p text:style-name="Preformatted_20_Text"><text:s text:c="4"/>command to be executed by the shell as soon as it starts. </text:p>
      <text:p text:style-name="Preformatted_20_Text"><text:s text:c="4"/>here is an example:</text:p>
      <text:p text:style-name="Preformatted_20_Text"><text:soft-page-break/></text:p>
      <text:p text:style-name="Preformatted_20_Text"><text:s text:c="4"/>#!/bin/sh</text:p>
      <text:p text:style-name="Preformatted_20_Text"/>
      <text:p text:style-name="Preformatted_20_Text"><text:s text:c="4"/>/bin/mount -av</text:p>
      <text:p text:style-name="Preformatted_20_Text"><text:s text:c="4"/></text:p>
      <text:p text:style-name="Preformatted_20_Text"><text:s text:c="4"/>sync</text:p>
      <text:p text:style-name="Preformatted_20_Text"><text:s text:c="4"/>insmod /lib/modules/rtai_hal.ko</text:p>
      <text:p text:style-name="Preformatted_20_Text"><text:s text:c="4"/>insmod /lib/modules/rtai_lxrt.ko</text:p>
      <text:p text:style-name="Preformatted_20_Text"><text:s text:c="4"/>insmod /lib/modules/rtai_fifos.ko</text:p>
      <text:p text:style-name="Preformatted_20_Text"><text:s text:c="4"/>insmod /lib/modules/rtai_sem.ko</text:p>
      <text:p text:style-name="Preformatted_20_Text"><text:s text:c="4"/>insmod /lib/modules/rtai_mbx.ko</text:p>
      <text:p text:style-name="Preformatted_20_Text"><text:s text:c="4"/>insmod /lib/modules/rtai_msg.ko</text:p>
      <text:p text:style-name="Preformatted_20_Text"><text:s text:c="4"/>sync</text:p>
      <text:p text:style-name="Preformatted_20_Text"/>
      <text:p text:style-name="Preformatted_20_Text"><text:s text:c="4"/># insert your calls here</text:p>
      <text:p text:style-name="Preformatted_20_Text"><text:s text:c="3"/></text:p>
      <text:p text:style-name="Preformatted_20_Text"><text:s text:c="4"/>poweroff</text:p>
      <text:p text:style-name="Preformatted_20_Text"/>
      <text:p text:style-name="Preformatted_20_Text"/>
      <text:p text:style-name="Preformatted_20_Text"><text:s text:c="4"/>The lilo configuration file it is not needed during the </text:p>
      <text:p text:style-name="Preformatted_20_Text"><text:s text:c="4"/>boot process but it is needed later to properly write the </text:p>
      <text:p text:style-name="Preformatted_20_Text"><text:s text:c="4"/>floppy boot sector:</text:p>
      <text:p text:style-name="Preformatted_20_Text"/>
      <text:p text:style-name="Preformatted_20_Text"/>
      <text:p text:style-name="Preformatted_20_Text"><text:s text:c="4"/>lilo.conf</text:p>
      <text:p text:style-name="Preformatted_20_Text"><text:s text:c="4"/>---------</text:p>
      <text:p text:style-name="Preformatted_20_Text"/>
      <text:p text:style-name="Preformatted_20_Text"><text:s text:c="4"/>Here is an example of lilo.conf file for a stand alone </text:p>
      <text:p text:style-name="Preformatted_20_Text"><text:s text:c="4"/>system with both kernel and filesystem on the same floppy :</text:p>
      <text:p text:style-name="Preformatted_20_Text"/>
      <text:p text:style-name="Preformatted_20_Text"><text:s text:c="4"/>boot <text:s text:c="7"/>=/dev/fd0</text:p>
      <text:p text:style-name="Preformatted_20_Text"><text:s text:c="4"/>map <text:s text:c="8"/>=/boot/map</text:p>
      <text:p text:style-name="Preformatted_20_Text"><text:s text:c="4"/>timeout <text:s text:c="4"/>=00</text:p>
      <text:p text:style-name="Preformatted_20_Text"><text:s text:c="4"/>read-write</text:p>
      <text:p text:style-name="Preformatted_20_Text"><text:s text:c="4"/>backup <text:s text:c="5"/>=/dev/null</text:p>
      <text:p text:style-name="Preformatted_20_Text"><text:s text:c="4"/>compact</text:p>
      <text:p text:style-name="Preformatted_20_Text"><text:s text:c="4"/>image <text:s text:c="6"/>=/boot/bzImage</text:p>
      <text:p text:style-name="Preformatted_20_Text"><text:s text:c="4"/>label <text:s text:c="6"/>=RTFly</text:p>
      <text:p text:style-name="Preformatted_20_Text"><text:s text:c="4"/>root <text:s text:c="7"/>=/dev/fd0</text:p>
      <text:p text:style-name="Preformatted_20_Text"><text:s text:c="4"/></text:p>
      <text:p text:style-name="Preformatted_20_Text"><text:s text:c="4"/>It is important to store also the configuration files</text:p>
      <text:p text:style-name="Preformatted_20_Text"><text:s text:c="4"/>for both the kernel and busybox:</text:p>
      <text:p text:style-name="Preformatted_20_Text"/>
      <text:p text:style-name="Preformatted_20_Text"><text:s text:c="4"/>$ cp -f /usr/src/linux/.config /etc/rtai-fd0/config-linux.txt</text:p>
      <text:p text:style-name="Preformatted_20_Text"><text:s text:c="4"/>$ cp -f /usr/src/busybox/.config /etc/rtai-fd0/config-busybox.txt</text:p>
      <text:p text:style-name="Preformatted_20_Text"/>
      <text:p text:style-name="Preformatted_20_Text"><text:s text:c="4"/>At this point we can move the files into the mnt/a/etc folder:</text:p>
      <text:p text:style-name="Preformatted_20_Text"/>
      <text:p text:style-name="Preformatted_20_Text"><text:s text:c="4"/>$ cd /mnt/a</text:p>
      <text:p text:style-name="Preformatted_20_Text"><text:s text:c="4"/>$ cp /etc/rtai-fd0/* etc</text:p>
      <text:p text:style-name="Preformatted_20_Text"/>
      <text:p text:style-name="Preformatted_20_Text"><text:s text:c="4"/>It is always better to make sure that rc is executable:</text:p>
      <text:p text:style-name="Preformatted_20_Text"/>
      <text:p text:style-name="Preformatted_20_Text"><text:s text:c="4"/>$ chmod -R 777 etc/*</text:p>
      <text:p text:style-name="Preformatted_20_Text"><text:s text:c="4"/>$ sync</text:p>
      <text:p text:style-name="Preformatted_20_Text"/>
      <text:p text:style-name="Preformatted_20_Text"><text:s text:c="4"/>Finally, if you modified the code of either the linux kernel</text:p>
      <text:p text:style-name="Preformatted_20_Text"><text:s text:c="4"/>or busybox, it is a good idea to include it here in this folder. </text:p>
      <text:p text:style-name="Preformatted_20_Text"/>
      <text:p text:style-name="Preformatted_20_Text"/>
      <text:p text:style-name="Preformatted_20_Text">STEP 8 - Populate /bin /sbin and /usr using busybox</text:p>
      <text:p text:style-name="Preformatted_20_Text">---------------------------------------------------</text:p>
      <text:p text:style-name="Preformatted_20_Text"/>
      <text:p text:style-name="Preformatted_20_Text"><text:s text:c="4"/>As root, do the following :</text:p>
      <text:p text:style-name="Preformatted_20_Text"><text:soft-page-break/><text:s text:c="4"/></text:p>
      <text:p text:style-name="Preformatted_20_Text"><text:s text:c="4"/>$ cd /usr/src/busybox</text:p>
      <text:p text:style-name="Preformatted_20_Text"><text:s text:c="4"/>$ make PREFIX=/mnt/a install</text:p>
      <text:p text:style-name="Preformatted_20_Text"><text:s text:c="4"/>$ sync</text:p>
      <text:p text:style-name="Preformatted_20_Text"/>
      <text:p text:style-name="Preformatted_20_Text"/>
      <text:p text:style-name="Preformatted_20_Text">STEP 9 - Copy the kernel and make the disk bootable</text:p>
      <text:p text:style-name="Preformatted_20_Text">---------------------------------------------------</text:p>
      <text:p text:style-name="Preformatted_20_Text"/>
      <text:p text:style-name="Preformatted_20_Text"><text:s text:c="4"/>The kernel image has to be compiled for the target processor.</text:p>
      <text:p text:style-name="Preformatted_20_Text"/>
      <text:p text:style-name="Preformatted_20_Text"><text:s text:c="4"/>$ cp /usr/src/linux/arch/i386/boot/bzImage /mnt/a/boot/bzImage</text:p>
      <text:p text:style-name="Preformatted_20_Text"><text:s text:c="4"/>$ sync</text:p>
      <text:p text:style-name="Preformatted_20_Text"><text:s text:c="4"/></text:p>
      <text:p text:style-name="Preformatted_20_Text"><text:s text:c="4"/>$ /usr/src/lilo/lilo -v -C /etc/lilo.conf -r /mnt/a</text:p>
      <text:p text:style-name="Preformatted_20_Text"><text:s text:c="4"/>$ sync </text:p>
      <text:p text:style-name="Preformatted_20_Text"/>
      <text:p text:style-name="Preformatted_20_Text"/>
      <text:p text:style-name="Preformatted_20_Text">STEP 10 - Copy rtai related stuff</text:p>
      <text:p text:style-name="Preformatted_20_Text">--------------------------------</text:p>
      <text:p text:style-name="Preformatted_20_Text"/>
      <text:p text:style-name="Preformatted_20_Text"><text:s text:c="4"/>If you are really working with a standard floppy disk then</text:p>
      <text:p text:style-name="Preformatted_20_Text"><text:s text:c="4"/>at this point there will probably be only about 50K left </text:p>
      <text:p text:style-name="Preformatted_20_Text"><text:s text:c="4"/>on your floppy disk so, there will be no space left to </text:p>
      <text:p text:style-name="Preformatted_20_Text"><text:s text:c="4"/>copy any modules or executables, except maybe for a few ones,</text:p>
      <text:p text:style-name="Preformatted_20_Text"><text:s text:c="4"/>so, in that case you can skip this step.</text:p>
      <text:p text:style-name="Preformatted_20_Text"/>
      <text:p text:style-name="Preformatted_20_Text"><text:s text:c="4"/>All the rtai modules and the executables that need to run </text:p>
      <text:p text:style-name="Preformatted_20_Text"><text:s text:c="4"/>on the target system, have to be compiled for the target system,</text:p>
      <text:p text:style-name="Preformatted_20_Text"><text:s text:c="4"/>therefore make sure that rtai has been compiled and installed</text:p>
      <text:p text:style-name="Preformatted_20_Text"><text:s text:c="4"/>using the same linux .config file that was used to compile the</text:p>
      <text:p text:style-name="Preformatted_20_Text"><text:s text:c="4"/>kernel for the target processor in step 1. </text:p>
      <text:p text:style-name="Preformatted_20_Text"><text:s text:c="4"/>If you are not sure, then, as root :</text:p>
      <text:p text:style-name="Preformatted_20_Text"/>
      <text:p text:style-name="Preformatted_20_Text"><text:s text:c="4"/>$ cd /usr/src/rtai</text:p>
      <text:p text:style-name="Preformatted_20_Text"><text:s text:c="4"/>$ make clean &amp;&amp; make &amp;&amp; make install</text:p>
      <text:p text:style-name="Preformatted_20_Text"/>
      <text:p text:style-name="Preformatted_20_Text"><text:s text:c="4"/>Then,</text:p>
      <text:p text:style-name="Preformatted_20_Text"/>
      <text:p text:style-name="Preformatted_20_Text"><text:s text:c="4"/>$ cd /mnt/a</text:p>
      <text:p text:style-name="Preformatted_20_Text"><text:s text:c="4"/>$ cp /usr/realtime/modules/rtai_hal.ko lib/modules</text:p>
      <text:p text:style-name="Preformatted_20_Text"><text:s text:c="4"/>$ cp /usr/realtime/modules/rtai_lxrt.ko lib/modules</text:p>
      <text:p text:style-name="Preformatted_20_Text"><text:s text:c="4"/>$ cp /usr/realtime/modules/rtai_fifos.ko lib/modules</text:p>
      <text:p text:style-name="Preformatted_20_Text"><text:s text:c="4"/>$ cp /usr/realtime/modules/rtai_sem.ko lib/modules</text:p>
      <text:p text:style-name="Preformatted_20_Text"><text:s text:c="4"/>$ cp /usr/realtime/modules/rtai_mbx.ko lib/modules</text:p>
      <text:p text:style-name="Preformatted_20_Text"><text:s text:c="4"/>$ cp /usr/realtime/modules/rtai_msg.ko lib/modules</text:p>
      <text:p text:style-name="Preformatted_20_Text"><text:s text:c="4"/>$ sync</text:p>
      <text:p text:style-name="Preformatted_20_Text"/>
      <text:p text:style-name="Preformatted_20_Text"><text:s text:c="4"/>Also, allow the tmp directory to be accessible,</text:p>
      <text:p text:style-name="Preformatted_20_Text"><text:s text:c="4"/>if you want to copy some file over there.</text:p>
      <text:p text:style-name="Preformatted_20_Text"/>
      <text:p text:style-name="Preformatted_20_Text"><text:s text:c="4"/>chmod -R 777 /mnt/flash/tmp</text:p>
      <text:p text:style-name="Preformatted_20_Text"/>
      <text:p text:style-name="Preformatted_20_Text"><text:s text:c="4"/>At this point, you should recompile the executables</text:p>
      <text:p text:style-name="Preformatted_20_Text"><text:s text:c="4"/>that need to run on the target system, and copy them</text:p>
      <text:p text:style-name="Preformatted_20_Text"><text:s text:c="4"/>on the tmp directory along with any other needed file.</text:p>
      <text:p text:style-name="Preformatted_20_Text"><text:s text:c="4"/></text:p>
      <text:p text:style-name="Preformatted_20_Text"/>
      <text:p text:style-name="Preformatted_20_Text">STEP 11 - Check size, unmount and reboot</text:p>
      <text:p text:style-name="Preformatted_20_Text">----------------------------------------</text:p>
      <text:p text:style-name="Preformatted_20_Text"/>
      <text:p text:style-name="Preformatted_20_Text"><text:s text:c="4"/>$ df -h /dev/fd0</text:p>
      <text:p text:style-name="Preformatted_20_Text"><text:s text:c="4"/>$ sync</text:p>
      <text:p text:style-name="Preformatted_20_Text"><text:s text:c="4"/>$ sync <text:s text:c="2"/></text:p>
      <text:p text:style-name="Preformatted_20_Text"><text:soft-page-break/><text:s text:c="4"/>$ umount /dev/fd0</text:p>
      <text:p text:style-name="Preformatted_20_Text"><text:s text:c="4"/></text:p>
      <text:p text:style-name="Preformatted_20_Text"><text:s text:c="4"/>now take your device, insert it into the target system, </text:p>
      <text:p text:style-name="Preformatted_20_Text"><text:s text:c="4"/>reboot and cross your fingers really hard :-)</text:p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8S</meta:editing-duration>
    <meta:editing-cycles>4</meta:editing-cycles>
    <meta:generator>LibreOffice/5.1.1.3$Windows_X86_64 LibreOffice_project/89f508ef3ecebd2cfb8e1def0f0ba9a803b88a6d</meta:generator>
    <dc:date>2017-09-03T11:09:56.965000000</dc:date>
    <meta:document-statistic meta:table-count="0" meta:image-count="0" meta:object-count="0" meta:page-count="15" meta:paragraph-count="689" meta:word-count="4015" meta:character-count="28473" meta:non-whitespace-character-count="22284"/>
    <meta:user-defined meta:name="Info 1"/>
    <meta:user-defined meta:name="Info 2"/>
    <meta:user-defined meta:name="Info 3"/>
    <meta:user-defined meta:name="Info 4"/>
  </office:meta>
</office:document-meta>
</file>